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91cm" table:align="left" fo:background-color="transparent">
        <style:background-image/>
      </style:table-properties>
    </style:style>
    <style:style style:name="Table41.A" style:family="table-column">
      <style:table-column-properties style:column-width="2.593cm"/>
    </style:style>
    <style:style style:name="Table41.B" style:family="table-column">
      <style:table-column-properties style:column-width="14.89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writing-mode="page"/>
    </style:style>
    <style:style style:name="Table41.A3" style:family="table-cell">
      <style:table-cell-properties style:vertical-align="middle" style:writing-mode="page"/>
    </style:style>
    <style:style style:name="Table41.B3" style:family="table-cell">
      <style:table-cell-properties style:writing-mode="page"/>
    </style:style>
    <style:style style:name="Table41.A4" style:family="table-cell">
      <style:table-cell-properties style:vertical-align="middle" style:writing-mode="page"/>
    </style:style>
    <style:style style:name="Table41.B4" style:family="table-cell">
      <style:table-cell-properties style:writing-mode="page"/>
    </style:style>
    <style:style style:name="Table41.A5" style:family="table-cell">
      <style:table-cell-properties style:vertical-align="middle" style:writing-mode="page"/>
    </style:style>
    <style:style style:name="Table41.B5" style:family="table-cell">
      <style:table-cell-properties style:writing-mode="page"/>
    </style:style>
    <style:style style:name="Table41.A6" style:family="table-cell">
      <style:table-cell-properties style:vertical-align="middle" style:writing-mode="page"/>
    </style:style>
    <style:style style:name="Table41.B6" style:family="table-cell">
      <style:table-cell-properties style:writing-mode="page"/>
    </style:style>
    <style:style style:name="Table41.A7" style:family="table-cell">
      <style:table-cell-properties style:vertical-align="middle" style:writing-mode="page"/>
    </style:style>
    <style:style style:name="Table41.B7" style:family="table-cell">
      <style:table-cell-properties style:writing-mode="page"/>
    </style:style>
    <style:style style:name="Table41.A8" style:family="table-cell">
      <style:table-cell-properties style:vertical-align="middle" style:writing-mode="page"/>
    </style:style>
    <style:style style:name="Table41.B8" style:family="table-cell">
      <style:table-cell-properties style:writing-mode="page"/>
    </style:style>
    <style:style style:name="Table41.A9" style:family="table-cell">
      <style:table-cell-properties style:vertical-align="middle" style:writing-mode="page"/>
    </style:style>
    <style:style style:name="Table41.B9" style:family="table-cell">
      <style:table-cell-properties style:writing-mode="page"/>
    </style:style>
    <style:style style:name="Table41.A10" style:family="table-cell">
      <style:table-cell-properties style:vertical-align="middle" style:writing-mode="page"/>
    </style:style>
    <style:style style:name="Table41.B10" style:family="table-cell">
      <style:table-cell-properties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text-properties fo:font-size="10pt" officeooo:rsid="005b19bb" officeooo:paragraph-rsid="005b19bb" style:font-size-asian="10pt" style:font-size-complex="10p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6"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7" style:family="paragraph" style:parent-style-name="Table_20_Contents">
      <style:text-properties style:font-name="Courier Prime" fo:font-size="10pt" officeooo:rsid="001696c6" officeooo:paragraph-rsid="001696c6" style:font-size-asian="10pt" style:font-size-complex="10pt"/>
    </style:style>
    <style:style style:name="P28" style:family="paragraph" style:parent-style-name="Table_20_Contents">
      <style:text-properties style:font-name="Courier Prime" fo:font-size="10pt" officeooo:rsid="001696c6" officeooo:paragraph-rsid="002b3161" style:font-size-asian="10pt" style:font-size-complex="10pt"/>
    </style:style>
    <style:style style:name="P29" style:family="paragraph" style:parent-style-name="Table_20_Contents">
      <style:text-properties style:font-name="Courier Prime" fo:font-size="10pt" officeooo:rsid="00203c53" officeooo:paragraph-rsid="00203c53" style:font-size-asian="10pt" style:font-size-complex="10pt"/>
    </style:style>
    <style:style style:name="P30" style:family="paragraph" style:parent-style-name="Table_20_Contents">
      <style:text-properties style:font-name="Courier Prime" fo:font-size="10pt" officeooo:rsid="00203c53" officeooo:paragraph-rsid="002cb7e4" style:font-size-asian="10pt" style:font-size-complex="10pt"/>
    </style:style>
    <style:style style:name="P31" style:family="paragraph" style:parent-style-name="Table_20_Contents">
      <style:text-properties style:font-name="Courier Prime" fo:font-size="10pt" officeooo:rsid="002215fe" officeooo:paragraph-rsid="002215fe" style:font-size-asian="10pt" style:font-size-complex="10pt"/>
    </style:style>
    <style:style style:name="P32" style:family="paragraph" style:parent-style-name="Table_20_Contents">
      <style:text-properties style:font-name="Courier Prime" fo:font-size="10pt" officeooo:rsid="001bab54" officeooo:paragraph-rsid="002af4ae" style:font-size-asian="10pt" style:font-size-complex="10pt"/>
    </style:style>
    <style:style style:name="P33" style:family="paragraph" style:parent-style-name="Table_20_Contents">
      <style:text-properties style:font-name="Courier Prime" fo:font-size="10pt" officeooo:rsid="001083c4" officeooo:paragraph-rsid="002b3161" style:font-size-asian="10pt" style:font-size-complex="10pt"/>
    </style:style>
    <style:style style:name="P34" style:family="paragraph" style:parent-style-name="Table_20_Contents">
      <style:text-properties style:font-name="Courier Prime" fo:font-size="10pt" officeooo:rsid="001d8be5"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b3161" style:font-size-asian="10pt" style:font-size-complex="10pt"/>
    </style:style>
    <style:style style:name="P36" style:family="paragraph" style:parent-style-name="Table_20_Contents">
      <style:text-properties style:font-name="Courier Prime" fo:font-size="10pt" officeooo:rsid="0017cac9" officeooo:paragraph-rsid="002cb7e4" style:font-size-asian="10pt" style:font-size-complex="10pt"/>
    </style:style>
    <style:style style:name="P37" style:family="paragraph" style:parent-style-name="Table_20_Contents">
      <style:text-properties style:font-name="Courier Prime" fo:font-size="10pt" officeooo:rsid="001237c0" officeooo:paragraph-rsid="002b3161" style:font-size-asian="10pt" style:font-size-complex="10pt"/>
    </style:style>
    <style:style style:name="P38" style:family="paragraph" style:parent-style-name="Table_20_Contents">
      <style:text-properties style:font-name="Courier Prime" fo:font-size="10pt" officeooo:rsid="001e5177" officeooo:paragraph-rsid="002b3161" style:font-size-asian="10pt" style:font-size-complex="10pt"/>
    </style:style>
    <style:style style:name="P39" style:family="paragraph" style:parent-style-name="Table_20_Contents">
      <style:text-properties style:font-name="Courier Prime" fo:font-size="10pt" officeooo:rsid="0019bd9a" officeooo:paragraph-rsid="002b3161" style:font-size-asian="10pt" style:font-size-complex="10pt"/>
    </style:style>
    <style:style style:name="P40" style:family="paragraph" style:parent-style-name="Table_20_Contents">
      <style:text-properties style:font-name="Courier Prime" fo:font-size="10pt" officeooo:rsid="001abad3" officeooo:paragraph-rsid="002b3161" style:font-size-asian="10pt" style:font-size-complex="10pt"/>
    </style:style>
    <style:style style:name="P41" style:family="paragraph" style:parent-style-name="Table_20_Contents">
      <style:text-properties style:font-name="Courier Prime" fo:font-size="10pt" officeooo:rsid="0012da7e" officeooo:paragraph-rsid="002b3161" style:font-size-asian="10pt" style:font-size-complex="10pt"/>
    </style:style>
    <style:style style:name="P42" style:family="paragraph" style:parent-style-name="Table_20_Contents">
      <style:text-properties style:font-name="Courier Prime" fo:font-size="10pt" officeooo:rsid="001cc72b" officeooo:paragraph-rsid="002b3161" style:font-size-asian="10pt" style:font-size-complex="10pt"/>
    </style:style>
    <style:style style:name="P43" style:family="paragraph" style:parent-style-name="Table_20_Contents">
      <style:text-properties style:font-name="Courier Prime" fo:font-size="10pt" officeooo:rsid="001c7bcb" officeooo:paragraph-rsid="002b3161" style:font-size-asian="10pt" style:font-size-complex="10pt"/>
    </style:style>
    <style:style style:name="P44" style:family="paragraph" style:parent-style-name="Table_20_Contents">
      <style:text-properties style:font-name="Courier Prime" fo:font-size="10pt" officeooo:rsid="0024099b" officeooo:paragraph-rsid="002cb7e4" style:font-size-asian="10pt" style:font-size-complex="10pt"/>
    </style:style>
    <style:style style:name="P45" style:family="paragraph" style:parent-style-name="Table_20_Contents">
      <style:text-properties style:font-name="Courier Prime" fo:font-size="10pt" officeooo:rsid="0014330d" officeooo:paragraph-rsid="002cb7e4" style:font-size-asian="10pt" style:font-size-complex="10pt"/>
    </style:style>
    <style:style style:name="P46" style:family="paragraph" style:parent-style-name="Table_20_Contents">
      <style:text-properties style:font-name="Courier Prime" fo:font-size="10pt" officeooo:rsid="0022c5ac" officeooo:paragraph-rsid="002cb7e4" style:font-size-asian="10pt" style:font-size-complex="10pt"/>
    </style:style>
    <style:style style:name="P47" style:family="paragraph" style:parent-style-name="Table_20_Contents">
      <style:text-properties style:font-name="Courier Prime" fo:font-size="10pt" officeooo:rsid="003153a9" officeooo:paragraph-rsid="003153a9" style:font-size-asian="10pt" style:font-size-complex="10pt"/>
    </style:style>
    <style:style style:name="P48" style:family="paragraph" style:parent-style-name="Table_20_Contents">
      <style:text-properties style:font-name="Courier Prime" fo:font-size="10pt" officeooo:rsid="00431be9" officeooo:paragraph-rsid="00460cf5" style:font-size-asian="10pt" style:font-size-complex="10pt"/>
    </style:style>
    <style:style style:name="P49" style:family="paragraph" style:parent-style-name="Table_20_Contents">
      <style:text-properties style:font-name="Courier Prime" fo:font-size="10pt" officeooo:rsid="004921dd" officeooo:paragraph-rsid="004921dd" style:font-size-asian="10pt" style:font-size-complex="10pt"/>
    </style:style>
    <style:style style:name="P50" style:family="paragraph" style:parent-style-name="Table_20_Contents">
      <style:text-properties style:font-name="Courier Prime" fo:font-size="10pt" officeooo:rsid="004eb6c4" officeooo:paragraph-rsid="004f6bbd" style:font-size-asian="10pt" style:font-size-complex="10pt"/>
    </style:style>
    <style:style style:name="P51" style:family="paragraph" style:parent-style-name="Table_20_Contents">
      <style:text-properties style:font-name="Courier Prime" fo:font-size="10pt" officeooo:rsid="005624fc" officeooo:paragraph-rsid="005624fc" style:font-size-asian="10pt" style:font-size-complex="10pt"/>
    </style:style>
    <style:style style:name="P52" style:family="paragraph" style:parent-style-name="Table_20_Contents">
      <style:text-properties style:font-name="Courier Prime" fo:font-size="10pt" officeooo:rsid="005624fc" officeooo:paragraph-rsid="005c05f9" style:font-size-asian="10pt" style:font-size-complex="10pt"/>
    </style:style>
    <style:style style:name="P53" style:family="paragraph" style:parent-style-name="Table_20_Contents">
      <style:text-properties style:font-name="Courier Prime" fo:font-size="10pt" officeooo:rsid="005d92d6" officeooo:paragraph-rsid="005d92d6" style:font-size-asian="10pt" style:font-size-complex="10pt"/>
    </style:style>
    <style:style style:name="P54" style:family="paragraph" style:parent-style-name="Table_20_Contents">
      <style:text-properties style:font-name="Courier Prime" fo:font-size="10pt" officeooo:rsid="00638308" officeooo:paragraph-rsid="00638308" style:font-size-asian="10pt" style:font-size-complex="10pt"/>
    </style:style>
    <style:style style:name="P55" style:family="paragraph" style:parent-style-name="Table_20_Contents">
      <style:text-properties style:font-name="Courier Prime" fo:font-size="10pt" officeooo:rsid="00647f94" officeooo:paragraph-rsid="00647f94" style:font-size-asian="10pt" style:font-size-complex="10pt"/>
    </style:style>
    <style:style style:name="P56" style:family="paragraph" style:parent-style-name="Table_20_Contents">
      <style:text-properties style:font-name="Courier Prime" fo:font-size="10pt" officeooo:rsid="0067823d" officeooo:paragraph-rsid="0067823d" style:font-size-asian="10pt" style:font-size-complex="10pt"/>
    </style:style>
    <style:style style:name="P57" style:family="paragraph" style:parent-style-name="Table_20_Contents">
      <style:text-properties style:font-name="Courier Prime" fo:font-size="10pt" officeooo:rsid="006b0313" officeooo:paragraph-rsid="006b0313" style:font-size-asian="10pt" style:font-size-complex="10pt"/>
    </style:style>
    <style:style style:name="P58"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9"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60"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3"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64" style:family="paragraph" style:parent-style-name="Table_20_Contents">
      <style:text-properties style:font-name="Courier Prime" fo:font-size="13pt" officeooo:rsid="001083c4" officeooo:paragraph-rsid="002b3161" style:font-size-asian="13pt" style:font-size-complex="13pt"/>
    </style:style>
    <style:style style:name="P65" style:family="paragraph" style:parent-style-name="Table_20_Contents">
      <style:text-properties officeooo:paragraph-rsid="002b3161"/>
    </style:style>
    <style:style style:name="P66" style:family="paragraph" style:parent-style-name="Table_20_Contents">
      <style:text-properties officeooo:paragraph-rsid="002cb7e4"/>
    </style:style>
    <style:style style:name="P67" style:family="paragraph" style:parent-style-name="Table_20_Contents">
      <style:text-properties officeooo:paragraph-rsid="002f5f1c"/>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text-properties fo:font-weight="bold" officeooo:paragraph-rsid="002b3161" style:font-weight-asian="bold" style:font-weight-complex="bold"/>
    </style:style>
    <style:style style:name="P70" style:family="paragraph" style:parent-style-name="Table_20_Contents">
      <style:text-properties fo:font-weight="bold" officeooo:paragraph-rsid="002cb7e4" style:font-weight-asian="bold" style:font-weight-complex="bold"/>
    </style:style>
    <style:style style:name="P71" style:family="paragraph" style:parent-style-name="Table_20_Contents">
      <style:text-properties officeooo:paragraph-rsid="005230b1"/>
    </style:style>
    <style:style style:name="P72" style:family="paragraph" style:parent-style-name="Table_20_Contents">
      <style:text-properties officeooo:paragraph-rsid="00570cc6"/>
    </style:style>
    <style:style style:name="P73" style:family="paragraph" style:parent-style-name="Table_20_Contents">
      <style:paragraph-properties fo:text-align="center" style:justify-single-word="false"/>
      <style:text-properties fo:font-size="8pt" fo:font-weight="bold" officeooo:rsid="005b19bb" officeooo:paragraph-rsid="005b19bb" style:font-size-asian="8pt" style:font-weight-asian="bold" style:font-size-complex="8pt" style:font-weight-complex="bold"/>
    </style:style>
    <style:style style:name="P74" style:family="paragraph" style:parent-style-name="Table_20_Contents">
      <style:text-properties officeooo:paragraph-rsid="005c05f9"/>
    </style:style>
    <style:style style:name="P75" style:family="paragraph" style:parent-style-name="Table_20_Contents">
      <style:paragraph-properties fo:text-align="center" style:justify-single-word="false"/>
      <style:text-properties fo:font-size="11pt" fo:font-weight="bold" officeooo:rsid="005b19bb" officeooo:paragraph-rsid="005b19bb" style:font-size-asian="11pt" style:font-weight-asian="bold" style:font-size-complex="11pt" style:font-weight-complex="bold"/>
    </style:style>
    <style:style style:name="P76" style:family="paragraph" style:parent-style-name="Table_20_Contents">
      <style:text-properties officeooo:rsid="0061aa1a" officeooo:paragraph-rsid="0061aa1a"/>
    </style:style>
    <style:style style:name="P77" style:family="paragraph" style:parent-style-name="Table_20_Contents">
      <style:text-properties officeooo:paragraph-rsid="0061aa1a"/>
    </style:style>
    <style:style style:name="P78" style:family="paragraph" style:parent-style-name="Standard">
      <style:text-properties style:font-name="Courier Prime" fo:font-weight="normal" officeooo:rsid="002b7460" officeooo:paragraph-rsid="002c8c82" style:font-weight-asian="normal" style:font-weight-complex="normal"/>
    </style:style>
    <style:style style:name="P79" style:family="paragraph" style:parent-style-name="Standard">
      <style:text-properties style:font-name="Courier Prime" fo:font-weight="normal" officeooo:rsid="0039d45c" officeooo:paragraph-rsid="0039d45c" style:font-weight-asian="normal" style:font-weight-complex="normal"/>
    </style:style>
    <style:style style:name="P80"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81"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2"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3"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4"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5" style:family="paragraph" style:parent-style-name="Standard">
      <style:text-properties style:font-name="Courier Prime" fo:font-size="12pt" officeooo:rsid="002af4ae" officeooo:paragraph-rsid="005230b1" style:font-size-asian="12pt" style:font-size-complex="12pt"/>
    </style:style>
    <style:style style:name="P86"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87"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8"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9"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90" style:family="paragraph" style:parent-style-name="Standard">
      <style:text-properties officeooo:rsid="000ea4c6" officeooo:paragraph-rsid="002af4ae"/>
    </style:style>
    <style:style style:name="P91" style:family="paragraph" style:parent-style-name="Standard">
      <style:text-properties officeooo:rsid="000ea4c6" officeooo:paragraph-rsid="002b3161"/>
    </style:style>
    <style:style style:name="P92" style:family="paragraph" style:parent-style-name="Standard">
      <style:text-properties officeooo:rsid="000ea4c6" officeooo:paragraph-rsid="002cb7e4"/>
    </style:style>
    <style:style style:name="P93" style:family="paragraph" style:parent-style-name="Standard">
      <style:text-properties officeooo:rsid="000ea4c6" officeooo:paragraph-rsid="002f5f1c"/>
    </style:style>
    <style:style style:name="P94" style:family="paragraph" style:parent-style-name="Standard">
      <style:text-properties officeooo:rsid="000ea4c6" officeooo:paragraph-rsid="004eb6c4"/>
    </style:style>
    <style:style style:name="P95" style:family="paragraph" style:parent-style-name="Standard">
      <style:text-properties officeooo:rsid="000ea4c6" officeooo:paragraph-rsid="005230b1"/>
    </style:style>
    <style:style style:name="P96" style:family="paragraph" style:parent-style-name="Standard">
      <style:text-properties officeooo:rsid="000ea4c6" officeooo:paragraph-rsid="004921dd"/>
    </style:style>
    <style:style style:name="P97" style:family="paragraph" style:parent-style-name="Standard">
      <style:text-properties officeooo:rsid="000ea4c6" officeooo:paragraph-rsid="005624fc"/>
    </style:style>
    <style:style style:name="P98" style:family="paragraph" style:parent-style-name="Standard">
      <style:text-properties officeooo:rsid="000ea4c6" officeooo:paragraph-rsid="00638308"/>
    </style:style>
    <style:style style:name="P99" style:family="paragraph" style:parent-style-name="Standard">
      <style:text-properties officeooo:rsid="000ea4c6" officeooo:paragraph-rsid="00647f94"/>
    </style:style>
    <style:style style:name="P100" style:family="paragraph" style:parent-style-name="Standard">
      <style:text-properties officeooo:rsid="000ea4c6" officeooo:paragraph-rsid="0067823d"/>
    </style:style>
    <style:style style:name="P101" style:family="paragraph" style:parent-style-name="Standard">
      <style:text-properties officeooo:rsid="000ea4c6" officeooo:paragraph-rsid="005d92d6"/>
    </style:style>
    <style:style style:name="P102" style:family="paragraph" style:parent-style-name="Standard">
      <style:text-properties officeooo:rsid="000ea4c6" officeooo:paragraph-rsid="00431be9"/>
    </style:style>
    <style:style style:name="P103" style:family="paragraph" style:parent-style-name="Standard">
      <style:text-properties officeooo:rsid="000ea4c6" officeooo:paragraph-rsid="006b0313"/>
    </style:style>
    <style:style style:name="P104" style:family="paragraph" style:parent-style-name="Standard">
      <style:text-properties officeooo:rsid="002e0144" officeooo:paragraph-rsid="0039d45c"/>
    </style:style>
    <style:style style:name="P105" style:family="paragraph" style:parent-style-name="Standard">
      <style:text-properties fo:font-weight="bold" style:font-weight-asian="bold" style:font-weight-complex="bold"/>
    </style:style>
    <style:style style:name="P106" style:family="paragraph" style:parent-style-name="Standard">
      <style:text-properties officeooo:paragraph-rsid="0039d45c"/>
    </style:style>
    <style:style style:name="P107" style:family="paragraph" style:parent-style-name="Standard">
      <style:text-properties officeooo:paragraph-rsid="004ad0b1"/>
    </style:style>
    <style:style style:name="P108" style:family="paragraph" style:parent-style-name="Standard">
      <style:text-properties officeooo:paragraph-rsid="004cc9a6"/>
    </style:style>
    <style:style style:name="P109" style:family="paragraph" style:parent-style-name="Standard">
      <style:text-properties officeooo:paragraph-rsid="002e0144"/>
    </style:style>
    <style:style style:name="P110" style:family="paragraph" style:parent-style-name="Standard">
      <style:text-properties officeooo:rsid="0053453d" officeooo:paragraph-rsid="0053453d"/>
    </style:style>
    <style:style style:name="P111" style:family="paragraph" style:parent-style-name="Standard">
      <style:text-properties fo:font-size="15pt" fo:font-weight="bold" style:font-size-asian="15pt" style:font-weight-asian="bold" style:font-size-complex="15pt" style:font-weight-complex="bold"/>
    </style:style>
    <style:style style:name="P112" style:family="paragraph" style:parent-style-name="Standard">
      <style:text-properties officeooo:paragraph-rsid="0061aa1a"/>
    </style:style>
    <style:style style:name="P113" style:family="paragraph" style:parent-style-name="Standard">
      <style:text-properties officeooo:rsid="005573aa" officeooo:paragraph-rsid="00431be9"/>
    </style:style>
    <style:style style:name="P114" style:family="paragraph" style:parent-style-name="Standard">
      <style:text-properties officeooo:rsid="005573aa" officeooo:paragraph-rsid="00647f94"/>
    </style:style>
    <style:style style:name="P115" style:family="paragraph" style:parent-style-name="Standard">
      <style:text-properties officeooo:paragraph-rsid="005230b1"/>
    </style:style>
    <style:style style:name="P116" style:family="paragraph" style:parent-style-name="Standard">
      <style:text-properties officeooo:paragraph-rsid="00647f94"/>
    </style:style>
    <style:style style:name="P117" style:family="paragraph" style:parent-style-name="Standard">
      <style:text-properties officeooo:rsid="0067823d" officeooo:paragraph-rsid="0067823d"/>
    </style:style>
    <style:style style:name="P118" style:family="paragraph" style:parent-style-name="Standard">
      <style:text-properties officeooo:paragraph-rsid="006c275d"/>
    </style:style>
    <style:style style:name="P119" style:family="paragraph" style:parent-style-name="Standard">
      <style:text-properties officeooo:paragraph-rsid="006da14b"/>
    </style:style>
    <style:style style:name="P120"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21"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22"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23" style:family="paragraph" style:parent-style-name="Table_20_Contents">
      <style:paragraph-properties fo:text-align="center" style:justify-single-word="false"/>
      <style:text-properties fo:color="#ffffff" style:font-name="Courier Prime" fo:font-size="9pt" fo:font-weight="bold" officeooo:rsid="00758639" officeooo:paragraph-rsid="00758639" style:font-size-asian="9pt" style:font-weight-asian="bold" style:font-size-complex="9pt" style:font-weight-complex="bold"/>
    </style:style>
    <style:style style:name="P124"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125" style:family="paragraph" style:parent-style-name="Contents_20_1">
      <style:paragraph-properties>
        <style:tab-stops>
          <style:tab-stop style:position="17.59cm" style:type="right" style:leader-style="dotted" style:leader-text="."/>
        </style:tab-stops>
      </style:paragraph-properties>
    </style:style>
    <style:style style:name="P126" style:family="paragraph" style:parent-style-name="Contents_20_2">
      <style:paragraph-properties>
        <style:tab-stops>
          <style:tab-stop style:position="17.09cm" style:type="right" style:leader-style="dotted" style:leader-text="."/>
        </style:tab-stops>
      </style:paragraph-properties>
    </style:style>
    <style:style style:name="P127" style:family="paragraph" style:parent-style-name="Contents_20_3">
      <style:paragraph-properties>
        <style:tab-stops>
          <style:tab-stop style:position="16.591cm" style:type="right"/>
        </style:tab-stops>
      </style:paragraph-properties>
    </style:style>
    <style:style style:name="P128" style:family="paragraph" style:parent-style-name="Heading_20_2">
      <style:text-properties officeooo:rsid="005230b1" officeooo:paragraph-rsid="005230b1"/>
    </style:style>
    <style:style style:name="P129" style:family="paragraph" style:parent-style-name="Heading_20_2">
      <style:text-properties officeooo:paragraph-rsid="0039d45c"/>
    </style:style>
    <style:style style:name="P130" style:family="paragraph" style:parent-style-name="Heading_20_2">
      <style:text-properties officeooo:rsid="004cc9a6"/>
    </style:style>
    <style:style style:name="P13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32" style:family="paragraph" style:parent-style-name="Heading_20_2">
      <style:text-properties style:font-name="Liberation Sans"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33" style:family="paragraph" style:parent-style-name="Heading_20_3">
      <style:text-properties fo:font-size="13pt" style:font-size-asian="13pt" style:font-size-complex="13pt"/>
    </style:style>
    <style:style style:name="P134" style:family="paragraph" style:parent-style-name="Heading_20_3">
      <style:text-properties officeooo:paragraph-rsid="005230b1"/>
    </style:style>
    <style:style style:name="P135" style:family="paragraph" style:parent-style-name="Heading_20_3">
      <style:text-properties officeooo:paragraph-rsid="0067823d"/>
    </style:style>
    <style:style style:name="P136" style:family="paragraph" style:parent-style-name="Heading_20_3">
      <style:text-properties officeooo:paragraph-rsid="004921dd"/>
    </style:style>
    <style:style style:name="P137" style:family="paragraph" style:parent-style-name="Heading_20_3">
      <style:text-properties officeooo:paragraph-rsid="004eb6c4"/>
    </style:style>
    <style:style style:name="P138" style:family="paragraph" style:parent-style-name="Heading_20_3">
      <style:text-properties officeooo:paragraph-rsid="005624fc"/>
    </style:style>
    <style:style style:name="P139" style:family="paragraph" style:parent-style-name="Heading_20_3">
      <style:text-properties officeooo:paragraph-rsid="00638308"/>
    </style:style>
    <style:style style:name="P140" style:family="paragraph" style:parent-style-name="Heading_20_3">
      <style:text-properties officeooo:paragraph-rsid="006b0313"/>
    </style:style>
    <style:style style:name="P141" style:family="paragraph" style:parent-style-name="Heading_20_3">
      <style:text-properties officeooo:paragraph-rsid="005d92d6"/>
    </style:style>
    <style:style style:name="P142" style:family="paragraph" style:parent-style-name="Heading_20_3">
      <style:text-properties officeooo:paragraph-rsid="00431be9"/>
    </style:style>
    <style:style style:name="P143" style:family="paragraph" style:parent-style-name="Heading_20_3">
      <style:text-properties officeooo:paragraph-rsid="00647f94"/>
    </style:style>
    <style:style style:name="P144"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45" style:family="paragraph" style:parent-style-name="Standard" style:list-style-name="L1">
      <style:text-properties style:font-name="Courier Prime" fo:font-size="9pt" fo:font-style="normal" fo:font-weight="bold" officeooo:rsid="004cc9a6" officeooo:paragraph-rsid="004cc9a6" style:font-size-asian="9pt" style:font-style-asian="normal" style:font-weight-asian="bold" style:font-size-complex="9pt" style:font-style-complex="normal" style:font-weight-complex="bold"/>
    </style:style>
    <style:style style:name="P146" style:family="paragraph" style:parent-style-name="Standard" style:list-style-name="L1">
      <style:text-properties style:font-name="Courier Prime" fo:font-size="9pt" fo:font-style="normal" fo:font-weight="bold" officeooo:rsid="004fddc1" officeooo:paragraph-rsid="004fddc1" style:font-size-asian="9pt" style:font-style-asian="normal" style:font-weight-asian="bold" style:font-size-complex="9pt" style:font-style-complex="normal" style:font-weight-complex="bold"/>
    </style:style>
    <style:style style:name="P147" style:family="paragraph" style:parent-style-name="Standard">
      <style:text-properties officeooo:paragraph-rsid="00737495"/>
    </style:style>
    <style:style style:name="P148" style:family="paragraph" style:parent-style-name="Standard" style:list-style-name="L1">
      <style:text-properties fo:font-size="9pt" officeooo:paragraph-rsid="004cc9a6" style:font-size-asian="9pt" style:font-size-complex="9pt"/>
    </style:style>
    <style:style style:name="P149" style:family="paragraph" style:parent-style-name="Standard" style:list-style-name="L1">
      <style:text-properties fo:font-size="9pt" officeooo:paragraph-rsid="004fddc1" style:font-size-asian="9pt" style:font-size-complex="9pt"/>
    </style:style>
    <style:style style:name="P150" style:family="paragraph" style:parent-style-name="Standard" style:list-style-name="L1">
      <style:text-properties fo:font-size="9pt" fo:font-weight="bold" officeooo:rsid="004cc9a6" officeooo:paragraph-rsid="004cc9a6" style:font-size-asian="9pt" style:font-weight-asian="bold" style:font-size-complex="9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0pt" officeooo:rsid="001696c6" style:font-size-asian="10pt" style:font-size-complex="10pt"/>
    </style:style>
    <style:style style:name="T40" style:family="text">
      <style:text-properties style:font-name="Courier Prime" fo:font-size="10pt" officeooo:rsid="0017cac9" style:font-size-asian="10pt" style:font-size-complex="10pt"/>
    </style:style>
    <style:style style:name="T41" style:family="text">
      <style:text-properties style:font-name="Courier Prime" fo:font-size="10pt" officeooo:rsid="0019bd9a" style:font-size-asian="10pt" style:font-size-complex="10pt"/>
    </style:style>
    <style:style style:name="T42" style:family="text">
      <style:text-properties style:font-name="Courier Prime" fo:font-size="10pt" officeooo:rsid="001cc72b" style:font-size-asian="10pt" style:font-size-complex="10pt"/>
    </style:style>
    <style:style style:name="T43" style:family="text">
      <style:text-properties style:font-name="Courier Prime" fo:font-size="10pt" officeooo:rsid="0012da7e" style:font-size-asian="10pt" style:font-size-complex="10pt"/>
    </style:style>
    <style:style style:name="T44" style:family="text">
      <style:text-properties style:font-name="Courier Prime" fo:font-size="10pt" officeooo:rsid="00292b55" style:font-size-asian="10pt" style:font-size-complex="10pt"/>
    </style:style>
    <style:style style:name="T45" style:family="text">
      <style:text-properties style:font-name="Courier Prime" fo:font-size="10pt" officeooo:rsid="002b3161" style:font-size-asian="10pt" style:font-size-complex="10pt"/>
    </style:style>
    <style:style style:name="T46" style:family="text">
      <style:text-properties style:font-name="Courier Prime" fo:font-size="10pt" officeooo:rsid="002f5f1c" style:font-size-asian="10pt" style:font-size-complex="10pt"/>
    </style:style>
    <style:style style:name="T47" style:family="text">
      <style:text-properties style:font-name="Courier Prime" fo:font-size="10pt" officeooo:rsid="003131ea" style:font-size-asian="10pt" style:font-size-complex="10pt"/>
    </style:style>
    <style:style style:name="T48" style:family="text">
      <style:text-properties style:font-name="Courier Prime" fo:font-size="10pt" officeooo:rsid="002159ae" style:font-size-asian="10pt" style:font-size-complex="10pt"/>
    </style:style>
    <style:style style:name="T49" style:family="text">
      <style:text-properties style:font-name="Courier Prime" fo:font-size="10pt" officeooo:rsid="003336e7" style:font-size-asian="10pt" style:font-size-complex="10pt"/>
    </style:style>
    <style:style style:name="T50" style:family="text">
      <style:text-properties style:font-name="Courier Prime" fo:font-size="10pt" officeooo:rsid="0035ea65" style:font-size-asian="10pt" style:font-size-complex="10pt"/>
    </style:style>
    <style:style style:name="T51" style:family="text">
      <style:text-properties style:font-name="Courier Prime" fo:font-size="10pt" officeooo:rsid="003c721c" style:font-size-asian="10pt" style:font-size-complex="10pt"/>
    </style:style>
    <style:style style:name="T52" style:family="text">
      <style:text-properties style:font-name="Courier Prime" fo:font-size="10pt" officeooo:rsid="005573aa" style:font-size-asian="10pt" style:font-size-complex="10pt"/>
    </style:style>
    <style:style style:name="T53" style:family="text">
      <style:text-properties style:font-name="Courier Prime" fo:font-size="10pt" officeooo:rsid="005624fc" style:font-size-asian="10pt" style:font-size-complex="10pt"/>
    </style:style>
    <style:style style:name="T54" style:family="text">
      <style:text-properties style:font-name="Courier Prime" fo:font-size="10pt" fo:font-style="italic" officeooo:rsid="002b3161" style:font-size-asian="10pt" style:font-style-asian="italic" style:font-size-complex="10pt" style:font-style-complex="italic"/>
    </style:style>
    <style:style style:name="T55" style:family="text">
      <style:text-properties style:font-name="Courier Prime" fo:font-size="10pt" fo:font-style="italic" officeooo:rsid="002f5f1c" style:font-size-asian="10pt" style:font-style-asian="italic" style:font-size-complex="10pt" style:font-style-complex="italic"/>
    </style:style>
    <style:style style:name="T56" style:family="text">
      <style:text-properties style:font-name="Courier Prime" fo:font-size="10pt" fo:font-style="italic" officeooo:rsid="003c721c" style:font-size-asian="10pt" style:font-style-asian="italic" style:font-size-complex="10pt" style:font-style-complex="italic"/>
    </style:style>
    <style:style style:name="T57"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58" style:family="text">
      <style:text-properties style:font-name="Courier Prime" fo:font-size="10pt" fo:font-style="normal" officeooo:rsid="002b3161" style:font-size-asian="10pt" style:font-style-asian="normal" style:font-size-complex="10pt" style:font-style-complex="normal"/>
    </style:style>
    <style:style style:name="T59" style:family="text">
      <style:text-properties style:font-name="Courier Prime" fo:font-size="10pt" fo:font-style="normal" officeooo:rsid="002f5f1c" style:font-size-asian="10pt" style:font-style-asian="normal" style:font-size-complex="10pt" style:font-style-complex="normal"/>
    </style:style>
    <style:style style:name="T60" style:family="text">
      <style:text-properties style:font-name="Courier Prime" fo:font-size="10pt" fo:font-style="normal" officeooo:rsid="003c721c" style:font-size-asian="10pt" style:font-style-asian="normal" style:font-size-complex="10pt" style:font-style-complex="normal"/>
    </style:style>
    <style:style style:name="T61" style:family="text">
      <style:text-properties style:font-name="Courier Prime" fo:font-size="10pt" fo:font-style="normal" officeooo:rsid="005230b1" style:font-size-asian="10pt" style:font-style-asian="normal" style:font-size-complex="10pt" style:font-style-complex="normal"/>
    </style:style>
    <style:style style:name="T62"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63"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64"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5"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66"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67"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8" style:family="text">
      <style:text-properties style:font-name="Courier Prime" fo:font-size="10pt" fo:font-weight="bold" officeooo:rsid="002f5f1c" style:font-size-asian="10pt" style:font-weight-asian="bold" style:font-size-complex="10pt" style:font-weight-complex="bold"/>
    </style:style>
    <style:style style:name="T69" style:family="text">
      <style:text-properties style:font-name="Courier Prime" fo:font-size="10pt" fo:font-weight="bold" officeooo:rsid="0035ea65" style:font-size-asian="10pt" style:font-weight-asian="bold" style:font-size-complex="10pt" style:font-weight-complex="bold"/>
    </style:style>
    <style:style style:name="T70" style:family="text">
      <style:text-properties style:font-name="Courier Prime" fo:font-size="10pt" fo:font-weight="bold" officeooo:rsid="00364384" style:font-size-asian="10pt" style:font-weight-asian="bold" style:font-size-complex="10pt" style:font-weight-complex="bold"/>
    </style:style>
    <style:style style:name="T71" style:family="text">
      <style:text-properties style:font-name="Courier Prime" fo:font-size="10pt" fo:font-weight="bold" officeooo:rsid="003fbfe7" style:font-size-asian="10pt" style:font-weight-asian="bold" style:font-size-complex="10pt" style:font-weight-complex="bold"/>
    </style:style>
    <style:style style:name="T72" style:family="text">
      <style:text-properties style:font-name="Courier Prime" fo:font-size="10pt" fo:font-weight="bold" officeooo:rsid="00460cf5" style:font-size-asian="10pt" style:font-weight-asian="bold" style:font-size-complex="10pt" style:font-weight-complex="bold"/>
    </style:style>
    <style:style style:name="T73" style:family="text">
      <style:text-properties style:font-name="Courier Prime" fo:font-size="10pt" fo:font-weight="bold" officeooo:rsid="004f6bbd" style:font-size-asian="10pt" style:font-weight-asian="bold" style:font-size-complex="10pt" style:font-weight-complex="bold"/>
    </style:style>
    <style:style style:name="T74" style:family="text">
      <style:text-properties style:font-name="Courier Prime" fo:font-size="10pt" fo:font-weight="bold" officeooo:rsid="005573aa" style:font-size-asian="10pt" style:font-weight-asian="bold" style:font-size-complex="10pt" style:font-weight-complex="bold"/>
    </style:style>
    <style:style style:name="T75" style:family="text">
      <style:text-properties style:font-name="Courier Prime" fo:font-size="10pt" fo:font-weight="bold" officeooo:rsid="00570cc6" style:font-size-asian="10pt" style:font-weight-asian="bold" style:font-size-complex="10pt" style:font-weight-complex="bold"/>
    </style:style>
    <style:style style:name="T76" style:family="text">
      <style:text-properties style:font-name="Courier Prime" fo:font-size="10pt" fo:font-weight="bold" officeooo:rsid="005624fc" style:font-size-asian="10pt" style:font-weight-asian="bold" style:font-size-complex="10pt" style:font-weight-complex="bold"/>
    </style:style>
    <style:style style:name="T77" style:family="text">
      <style:text-properties style:font-name="Courier Prime" fo:font-size="10pt" fo:font-weight="bold" officeooo:rsid="00583110" style:font-size-asian="10pt" style:font-weight-asian="bold" style:font-size-complex="10pt" style:font-weight-complex="bold"/>
    </style:style>
    <style:style style:name="T78" style:family="text">
      <style:text-properties style:font-name="Courier Prime" fo:font-size="10pt" fo:font-weight="normal" officeooo:rsid="0035ea65" style:font-size-asian="10pt" style:font-weight-asian="normal" style:font-size-complex="10pt" style:font-weight-complex="normal"/>
    </style:style>
    <style:style style:name="T79" style:family="text">
      <style:text-properties style:font-name="Courier Prime" fo:font-size="10pt" fo:font-weight="normal" officeooo:rsid="00364384" style:font-size-asian="10pt" style:font-weight-asian="normal" style:font-size-complex="10pt" style:font-weight-complex="normal"/>
    </style:style>
    <style:style style:name="T80" style:family="text">
      <style:text-properties style:font-name="Courier Prime" fo:font-size="10pt" fo:font-weight="normal" officeooo:rsid="0037cde3" style:font-size-asian="10pt" style:font-weight-asian="normal" style:font-size-complex="10pt" style:font-weight-complex="normal"/>
    </style:style>
    <style:style style:name="T81" style:family="text">
      <style:text-properties style:font-name="Courier Prime" fo:font-size="10pt" fo:font-weight="normal" officeooo:rsid="003fbfe7" style:font-size-asian="10pt" style:font-weight-asian="normal" style:font-size-complex="10pt" style:font-weight-complex="normal"/>
    </style:style>
    <style:style style:name="T82" style:family="text">
      <style:text-properties style:font-name="Courier Prime" fo:font-size="10pt" fo:font-weight="normal" officeooo:rsid="00460cf5" style:font-size-asian="10pt" style:font-weight-asian="normal" style:font-size-complex="10pt" style:font-weight-complex="normal"/>
    </style:style>
    <style:style style:name="T83" style:family="text">
      <style:text-properties style:font-name="Courier Prime" fo:font-size="10pt" fo:font-weight="normal" officeooo:rsid="004f6bbd" style:font-size-asian="10pt" style:font-weight-asian="normal" style:font-size-complex="10pt" style:font-weight-complex="normal"/>
    </style:style>
    <style:style style:name="T84" style:family="text">
      <style:text-properties style:font-name="Courier Prime" fo:font-size="10pt" fo:font-weight="normal" officeooo:rsid="005573aa" style:font-size-asian="10pt" style:font-weight-asian="normal" style:font-size-complex="10pt" style:font-weight-complex="normal"/>
    </style:style>
    <style:style style:name="T85" style:family="text">
      <style:text-properties style:font-name="Courier Prime" fo:font-size="10pt" fo:font-weight="normal" officeooo:rsid="00570cc6" style:font-size-asian="10pt" style:font-weight-asian="normal" style:font-size-complex="10pt" style:font-weight-complex="normal"/>
    </style:style>
    <style:style style:name="T86" style:family="text">
      <style:text-properties style:font-name="Courier Prime" fo:font-size="10pt" fo:font-weight="normal" officeooo:rsid="005624fc" style:font-size-asian="10pt" style:font-weight-asian="normal" style:font-size-complex="10pt" style:font-weight-complex="normal"/>
    </style:style>
    <style:style style:name="T87" style:family="text">
      <style:text-properties style:font-name="Courier Prime" fo:font-size="10pt" fo:font-weight="normal" officeooo:rsid="005d4900" style:font-size-asian="10pt" style:font-weight-asian="normal" style:font-size-complex="10pt" style:font-weight-complex="normal"/>
    </style:style>
    <style:style style:name="T88" style:family="text">
      <style:text-properties style:font-name="Courier Prime" fo:font-size="10pt" fo:font-weight="normal" officeooo:rsid="00583110" style:font-size-asian="10pt" style:font-weight-asian="normal" style:font-size-complex="10pt" style:font-weight-complex="normal"/>
    </style:style>
    <style:style style:name="T89" style:family="text">
      <style:text-properties style:font-name="Courier Prime" officeooo:rsid="002af4ae"/>
    </style:style>
    <style:style style:name="T90" style:family="text">
      <style:text-properties style:font-name="Courier Prime" fo:font-style="italic" officeooo:rsid="002e0144" style:font-style-asian="italic" style:font-style-complex="italic"/>
    </style:style>
    <style:style style:name="T91" style:family="text">
      <style:text-properties style:font-name="Courier Prime" fo:font-style="italic" fo:font-weight="normal" officeooo:rsid="0039d45c" style:font-style-asian="italic" style:font-weight-asian="normal" style:font-style-complex="italic" style:font-weight-complex="normal"/>
    </style:style>
    <style:style style:name="T92" style:family="text">
      <style:text-properties style:font-name="Courier Prime" fo:font-style="italic" fo:font-weight="normal" officeooo:rsid="0047d26a" style:font-style-asian="italic" style:font-weight-asian="normal" style:font-style-complex="italic" style:font-weight-complex="normal"/>
    </style:style>
    <style:style style:name="T93" style:family="text">
      <style:text-properties style:font-name="Courier Prime" fo:font-style="italic" fo:font-weight="normal" officeooo:rsid="0071da5c" style:font-style-asian="italic" style:font-weight-asian="normal" style:font-style-complex="italic" style:font-weight-complex="normal"/>
    </style:style>
    <style:style style:name="T94" style:family="text">
      <style:text-properties style:font-name="Courier Prime" fo:font-style="normal" style:font-style-asian="normal" style:font-style-complex="normal"/>
    </style:style>
    <style:style style:name="T95" style:family="text">
      <style:text-properties style:font-name="Courier Prime" fo:font-style="normal" officeooo:rsid="002e0144" style:font-style-asian="normal" style:font-style-complex="normal"/>
    </style:style>
    <style:style style:name="T96" style:family="text">
      <style:text-properties style:font-name="Courier Prime" fo:font-style="normal" officeooo:rsid="004cc9a6" style:font-style-asian="normal" style:font-style-complex="normal"/>
    </style:style>
    <style:style style:name="T97" style:family="text">
      <style:text-properties style:font-name="Courier Prime" fo:font-style="normal" fo:font-weight="bold" style:font-style-asian="normal" style:font-weight-asian="bold" style:font-style-complex="normal" style:font-weight-complex="bold"/>
    </style:style>
    <style:style style:name="T98" style:family="text">
      <style:text-properties style:font-name="Courier Prime" fo:font-style="normal" fo:font-weight="bold" officeooo:rsid="0039d45c" style:font-style-asian="normal" style:font-weight-asian="bold" style:font-style-complex="normal" style:font-weight-complex="bold"/>
    </style:style>
    <style:style style:name="T99" style:family="text">
      <style:text-properties style:font-name="Courier Prime" fo:font-style="normal" fo:font-weight="bold" officeooo:rsid="002e0144" style:font-style-asian="normal" style:font-weight-asian="bold" style:font-style-complex="normal" style:font-weight-complex="bold"/>
    </style:style>
    <style:style style:name="T100" style:family="text">
      <style:text-properties style:font-name="Courier Prime" fo:font-style="normal" fo:font-weight="bold" officeooo:rsid="004315fc" style:font-style-asian="normal" style:font-weight-asian="bold" style:font-style-complex="normal" style:font-weight-complex="bold"/>
    </style:style>
    <style:style style:name="T101" style:family="text">
      <style:text-properties style:font-name="Courier Prime" fo:font-style="normal" fo:font-weight="bold" officeooo:rsid="0047d26a" style:font-style-asian="normal" style:font-weight-asian="bold" style:font-style-complex="normal" style:font-weight-complex="bold"/>
    </style:style>
    <style:style style:name="T102" style:family="text">
      <style:text-properties style:font-name="Courier Prime" fo:font-style="normal" fo:font-weight="bold" officeooo:rsid="004e78ef" style:font-style-asian="normal" style:font-weight-asian="bold" style:font-style-complex="normal" style:font-weight-complex="bold"/>
    </style:style>
    <style:style style:name="T103" style:family="text">
      <style:text-properties style:font-name="Courier Prime" fo:font-style="normal" fo:font-weight="bold" officeooo:rsid="004eb6c4" style:font-style-asian="normal" style:font-weight-asian="bold" style:font-style-complex="normal" style:font-weight-complex="bold"/>
    </style:style>
    <style:style style:name="T104" style:family="text">
      <style:text-properties style:font-name="Courier Prime" fo:font-style="normal" fo:font-weight="bold" officeooo:rsid="004f6bbd" style:font-style-asian="normal" style:font-weight-asian="bold" style:font-style-complex="normal" style:font-weight-complex="bold"/>
    </style:style>
    <style:style style:name="T105" style:family="text">
      <style:text-properties style:font-name="Courier Prime" fo:font-style="normal" fo:font-weight="bold" officeooo:rsid="004fddc1" style:font-style-asian="normal" style:font-weight-asian="bold" style:font-style-complex="normal" style:font-weight-complex="bold"/>
    </style:style>
    <style:style style:name="T106" style:family="text">
      <style:text-properties style:font-name="Courier Prime" fo:font-style="normal" fo:font-weight="bold" officeooo:rsid="0053453d" style:font-style-asian="normal" style:font-weight-asian="bold" style:font-style-complex="normal" style:font-weight-complex="bold"/>
    </style:style>
    <style:style style:name="T107" style:family="text">
      <style:text-properties style:font-name="Courier Prime" fo:font-style="normal" fo:font-weight="bold" officeooo:rsid="006b0313" style:font-style-asian="normal" style:font-weight-asian="bold" style:font-style-complex="normal" style:font-weight-complex="bold"/>
    </style:style>
    <style:style style:name="T108" style:family="text">
      <style:text-properties style:font-name="Courier Prime" fo:font-style="normal" fo:font-weight="bold" officeooo:rsid="006c275d" style:font-style-asian="normal" style:font-weight-asian="bold" style:font-style-complex="normal" style:font-weight-complex="bold"/>
    </style:style>
    <style:style style:name="T109" style:family="text">
      <style:text-properties style:font-name="Courier Prime" fo:font-style="normal" fo:font-weight="bold" officeooo:rsid="0071da5c" style:font-style-asian="normal" style:font-weight-asian="bold" style:font-style-complex="normal" style:font-weight-complex="bold"/>
    </style:style>
    <style:style style:name="T110" style:family="text">
      <style:text-properties style:font-name="Courier Prime" fo:font-style="normal" fo:font-weight="bold" officeooo:rsid="00737495" style:font-style-asian="normal" style:font-weight-asian="bold" style:font-style-complex="normal" style:font-weight-complex="bold"/>
    </style:style>
    <style:style style:name="T111" style:family="text">
      <style:text-properties style:font-name="Courier Prime" fo:font-style="normal" fo:font-weight="bold" officeooo:rsid="004cc9a6" style:font-style-asian="normal" style:font-weight-asian="bold" style:font-style-complex="normal" style:font-weight-complex="bold"/>
    </style:style>
    <style:style style:name="T112" style:family="text">
      <style:text-properties style:font-name="Courier Prime" fo:font-style="normal" fo:font-weight="normal" style:font-style-asian="normal" style:font-weight-asian="normal" style:font-style-complex="normal" style:font-weight-complex="normal"/>
    </style:style>
    <style:style style:name="T113" style:family="text">
      <style:text-properties style:font-name="Courier Prime" fo:font-style="normal" fo:font-weight="normal" officeooo:rsid="003e9425" style:font-style-asian="normal" style:font-weight-asian="normal" style:font-style-complex="normal" style:font-weight-complex="normal"/>
    </style:style>
    <style:style style:name="T114" style:family="text">
      <style:text-properties style:font-name="Courier Prime" fo:font-style="normal" fo:font-weight="normal" officeooo:rsid="003ebc81" style:font-style-asian="normal" style:font-weight-asian="normal" style:font-style-complex="normal" style:font-weight-complex="normal"/>
    </style:style>
    <style:style style:name="T115" style:family="text">
      <style:text-properties style:font-name="Courier Prime" fo:font-style="normal" fo:font-weight="normal" officeooo:rsid="0039d45c" style:font-style-asian="normal" style:font-weight-asian="normal" style:font-style-complex="normal" style:font-weight-complex="normal"/>
    </style:style>
    <style:style style:name="T116" style:family="text">
      <style:text-properties style:font-name="Courier Prime" fo:font-style="normal" fo:font-weight="normal" officeooo:rsid="004315fc" style:font-style-asian="normal" style:font-weight-asian="normal" style:font-style-complex="normal" style:font-weight-complex="normal"/>
    </style:style>
    <style:style style:name="T117" style:family="text">
      <style:text-properties style:font-name="Courier Prime" fo:font-style="normal" fo:font-weight="normal" officeooo:rsid="002e0144" style:font-style-asian="normal" style:font-weight-asian="normal" style:font-style-complex="normal" style:font-weight-complex="normal"/>
    </style:style>
    <style:style style:name="T118" style:family="text">
      <style:text-properties style:font-name="Courier Prime" fo:font-style="normal" fo:font-weight="normal" officeooo:rsid="002af4ae" style:font-style-asian="normal" style:font-weight-asian="normal" style:font-style-complex="normal" style:font-weight-complex="normal"/>
    </style:style>
    <style:style style:name="T119" style:family="text">
      <style:text-properties style:font-name="Courier Prime" fo:font-style="normal" fo:font-weight="normal" officeooo:rsid="0047d26a" style:font-style-asian="normal" style:font-weight-asian="normal" style:font-style-complex="normal" style:font-weight-complex="normal"/>
    </style:style>
    <style:style style:name="T120" style:family="text">
      <style:text-properties style:font-name="Courier Prime" fo:font-style="normal" fo:font-weight="normal" officeooo:rsid="004ad0b1" style:font-style-asian="normal" style:font-weight-asian="normal" style:font-style-complex="normal" style:font-weight-complex="normal"/>
    </style:style>
    <style:style style:name="T121" style:family="text">
      <style:text-properties style:font-name="Courier Prime" fo:font-style="normal" fo:font-weight="normal" officeooo:rsid="004cc9a6" style:font-style-asian="normal" style:font-weight-asian="normal" style:font-style-complex="normal" style:font-weight-complex="normal"/>
    </style:style>
    <style:style style:name="T122" style:family="text">
      <style:text-properties style:font-name="Courier Prime" fo:font-style="normal" fo:font-weight="normal" officeooo:rsid="004e78ef" style:font-style-asian="normal" style:font-weight-asian="normal" style:font-style-complex="normal" style:font-weight-complex="normal"/>
    </style:style>
    <style:style style:name="T123" style:family="text">
      <style:text-properties style:font-name="Courier Prime" fo:font-style="normal" fo:font-weight="normal" officeooo:rsid="004eb6c4" style:font-style-asian="normal" style:font-weight-asian="normal" style:font-style-complex="normal" style:font-weight-complex="normal"/>
    </style:style>
    <style:style style:name="T124" style:family="text">
      <style:text-properties style:font-name="Courier Prime" fo:font-style="normal" fo:font-weight="normal" officeooo:rsid="004f6bbd" style:font-style-asian="normal" style:font-weight-asian="normal" style:font-style-complex="normal" style:font-weight-complex="normal"/>
    </style:style>
    <style:style style:name="T125" style:family="text">
      <style:text-properties style:font-name="Courier Prime" fo:font-style="normal" fo:font-weight="normal" officeooo:rsid="004fddc1" style:font-style-asian="normal" style:font-weight-asian="normal" style:font-style-complex="normal" style:font-weight-complex="normal"/>
    </style:style>
    <style:style style:name="T126" style:family="text">
      <style:text-properties style:font-name="Courier Prime" fo:font-style="normal" fo:font-weight="normal" officeooo:rsid="0053453d" style:font-style-asian="normal" style:font-weight-asian="normal" style:font-style-complex="normal" style:font-weight-complex="normal"/>
    </style:style>
    <style:style style:name="T127" style:family="text">
      <style:text-properties style:font-name="Courier Prime" fo:font-style="normal" fo:font-weight="normal" officeooo:rsid="00550506" style:font-style-asian="normal" style:font-weight-asian="normal" style:font-style-complex="normal" style:font-weight-complex="normal"/>
    </style:style>
    <style:style style:name="T128" style:family="text">
      <style:text-properties style:font-name="Courier Prime" fo:font-style="normal" fo:font-weight="normal" officeooo:rsid="006b0313" style:font-style-asian="normal" style:font-weight-asian="normal" style:font-style-complex="normal" style:font-weight-complex="normal"/>
    </style:style>
    <style:style style:name="T129" style:family="text">
      <style:text-properties style:font-name="Courier Prime" fo:font-style="normal" fo:font-weight="normal" officeooo:rsid="006c275d" style:font-style-asian="normal" style:font-weight-asian="normal" style:font-style-complex="normal" style:font-weight-complex="normal"/>
    </style:style>
    <style:style style:name="T130" style:family="text">
      <style:text-properties style:font-name="Courier Prime" fo:font-style="normal" fo:font-weight="normal" officeooo:rsid="0071da5c" style:font-style-asian="normal" style:font-weight-asian="normal" style:font-style-complex="normal" style:font-weight-complex="normal"/>
    </style:style>
    <style:style style:name="T131" style:family="text">
      <style:text-properties style:font-name="Courier Prime" fo:font-style="normal" fo:font-weight="normal" officeooo:rsid="00737495" style:font-style-asian="normal" style:font-weight-asian="normal" style:font-style-complex="normal" style:font-weight-complex="normal"/>
    </style:style>
    <style:style style:name="T132" style:family="text">
      <style:text-properties style:font-name="Courier Prime" fo:font-style="normal" fo:font-weight="normal" officeooo:rsid="0075d013" style:font-style-asian="normal" style:font-weight-asian="normal" style:font-style-complex="normal" style:font-weight-complex="normal"/>
    </style:style>
    <style:style style:name="T133" style:family="text">
      <style:text-properties style:font-name="Courier Prime" fo:font-size="9pt" fo:font-weight="bold" officeooo:rsid="003153a9" style:font-size-asian="9pt" style:font-weight-asian="bold" style:font-size-complex="9pt" style:font-weight-complex="bold"/>
    </style:style>
    <style:style style:name="T134" style:family="text">
      <style:text-properties style:font-name="Courier Prime" officeooo:rsid="003153a9"/>
    </style:style>
    <style:style style:name="T135" style:family="text">
      <style:text-properties style:font-name="Courier Prime" officeooo:rsid="0039d45c"/>
    </style:style>
    <style:style style:name="T136" style:family="text">
      <style:text-properties style:font-name="Courier Prime" fo:font-weight="bold" officeooo:rsid="0039d45c" style:font-weight-asian="bold" style:font-weight-complex="bold"/>
    </style:style>
    <style:style style:name="T137" style:family="text">
      <style:text-properties style:font-name="Courier Prime" fo:font-weight="bold" officeooo:rsid="0061aa1a" style:font-weight-asian="bold" style:font-weight-complex="bold"/>
    </style:style>
    <style:style style:name="T138" style:family="text">
      <style:text-properties style:font-name="Courier Prime" fo:font-weight="bold" officeooo:rsid="002b3161" style:font-weight-asian="bold" style:font-weight-complex="bold"/>
    </style:style>
    <style:style style:name="T139" style:family="text">
      <style:text-properties style:font-name="Courier Prime" fo:font-weight="normal" officeooo:rsid="0039d45c" style:font-weight-asian="normal" style:font-weight-complex="normal"/>
    </style:style>
    <style:style style:name="T140" style:family="text">
      <style:text-properties style:font-name="Courier Prime" fo:font-weight="normal" officeooo:rsid="002b3161" style:font-weight-asian="normal" style:font-weight-complex="normal"/>
    </style:style>
    <style:style style:name="T141" style:family="text">
      <style:text-properties style:font-name="Courier Prime" fo:font-weight="normal" officeooo:rsid="002b7460" style:font-weight-asian="normal" style:font-weight-complex="normal"/>
    </style:style>
    <style:style style:name="T142" style:family="text">
      <style:text-properties style:font-name="Courier Prime" officeooo:rsid="002e0144"/>
    </style:style>
    <style:style style:name="T143"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44" style:family="text">
      <style:text-properties style:font-name="Courier Prime" fo:font-size="12pt" officeooo:rsid="002af4ae" style:font-size-asian="12pt" style:font-size-complex="12pt"/>
    </style:style>
    <style:style style:name="T145" style:family="text">
      <style:text-properties style:font-name="Courier Prime" fo:font-size="12pt" officeooo:rsid="005230b1" style:font-size-asian="12pt" style:font-size-complex="12pt"/>
    </style:style>
    <style:style style:name="T146" style:family="text">
      <style:text-properties style:font-name="Courier Prime" fo:font-size="12pt" fo:font-weight="bold" officeooo:rsid="005230b1" style:font-size-asian="12pt" style:font-weight-asian="bold" style:font-size-complex="12pt" style:font-weight-complex="bold"/>
    </style:style>
    <style:style style:name="T147" style:family="text">
      <style:text-properties style:font-name="Courier Prime" fo:font-size="12pt" fo:font-weight="normal" officeooo:rsid="005230b1" style:font-size-asian="12pt" style:font-weight-asian="normal" style:font-size-complex="12pt" style:font-weight-complex="normal"/>
    </style:style>
    <style:style style:name="T148" style:family="text">
      <style:text-properties style:font-name="Courier Prime" fo:font-size="12pt" fo:font-weight="normal" officeooo:rsid="0065f098" style:font-size-asian="12pt" style:font-weight-asian="normal" style:font-size-complex="12pt" style:font-weight-complex="normal"/>
    </style:style>
    <style:style style:name="T149" style:family="text">
      <style:text-properties style:font-name="Courier Prime" fo:font-size="12pt" fo:font-weight="normal" officeooo:rsid="00647f94" style:font-size-asian="12pt" style:font-weight-asian="normal" style:font-size-complex="12pt" style:font-weight-complex="normal"/>
    </style:style>
    <style:style style:name="T150"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51"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52" style:family="text">
      <style:text-properties style:font-name="Courier Prime" fo:font-size="15pt" fo:font-weight="bold" officeooo:rsid="0061aa1a" style:font-size-asian="15pt" style:font-weight-asian="bold" style:font-size-complex="15pt" style:font-weight-complex="bold"/>
    </style:style>
    <style:style style:name="T153" style:family="text">
      <style:text-properties style:font-name="Courier Prime" officeooo:rsid="0061aa1a"/>
    </style:style>
    <style:style style:name="T154" style:family="text">
      <style:text-properties style:font-name="Courier Prime" officeooo:rsid="00634eb5"/>
    </style:style>
    <style:style style:name="T155" style:family="text">
      <style:text-properties style:font-name="Courier Prime" officeooo:rsid="006da14b"/>
    </style:style>
    <style:style style:name="T156" style:family="text">
      <style:text-properties style:font-name="Courier Prime" officeooo:rsid="002c8c82"/>
    </style:style>
    <style:style style:name="T157" style:family="text">
      <style:text-properties style:font-name="Courier Prime" officeooo:rsid="002b3161"/>
    </style:style>
    <style:style style:name="T158" style:family="text">
      <style:text-properties officeooo:rsid="0019bd9a"/>
    </style:style>
    <style:style style:name="T159" style:family="text">
      <style:text-properties fo:font-style="italic" style:font-style-asian="italic" style:font-style-complex="italic"/>
    </style:style>
    <style:style style:name="T160" style:family="text">
      <style:text-properties fo:font-style="italic" officeooo:rsid="005624fc" style:font-style-asian="italic" style:font-style-complex="italic"/>
    </style:style>
    <style:style style:name="T161" style:family="text">
      <style:text-properties fo:font-style="normal" style:font-style-asian="normal" style:font-style-complex="normal"/>
    </style:style>
    <style:style style:name="T162" style:family="text">
      <style:text-properties officeooo:rsid="0028380f"/>
    </style:style>
    <style:style style:name="T163" style:family="text">
      <style:text-properties fo:font-size="9pt" fo:font-weight="bold" officeooo:rsid="000ea4c6" style:font-size-asian="9pt" style:font-weight-asian="bold" style:font-size-complex="9pt" style:font-weight-complex="bold"/>
    </style:style>
    <style:style style:name="T16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65" style:family="text">
      <style:text-properties fo:font-weight="bold" style:font-weight-asian="bold" style:font-weight-complex="bold"/>
    </style:style>
    <style:style style:name="T166" style:family="text">
      <style:text-properties fo:font-weight="bold" officeooo:rsid="00460cf5" style:font-weight-asian="bold" style:font-weight-complex="bold"/>
    </style:style>
    <style:style style:name="T167" style:family="text">
      <style:text-properties fo:font-weight="bold" officeooo:rsid="004f6bbd" style:font-weight-asian="bold" style:font-weight-complex="bold"/>
    </style:style>
    <style:style style:name="T168" style:family="text">
      <style:text-properties fo:font-weight="bold" officeooo:rsid="00550506" style:font-weight-asian="bold" style:font-weight-complex="bold"/>
    </style:style>
    <style:style style:name="T169" style:family="text">
      <style:text-properties fo:font-weight="bold" officeooo:rsid="0060a943" style:font-weight-asian="bold" style:font-weight-complex="bold"/>
    </style:style>
    <style:style style:name="T170" style:family="text">
      <style:text-properties fo:font-weight="normal" style:font-weight-asian="normal" style:font-weight-complex="normal"/>
    </style:style>
    <style:style style:name="T171" style:family="text">
      <style:text-properties fo:font-weight="normal" officeooo:rsid="00460cf5" style:font-weight-asian="normal" style:font-weight-complex="normal"/>
    </style:style>
    <style:style style:name="T172" style:family="text">
      <style:text-properties fo:font-weight="normal" officeooo:rsid="002af4ae" style:font-weight-asian="normal" style:font-weight-complex="normal"/>
    </style:style>
    <style:style style:name="T173" style:family="text">
      <style:text-properties fo:font-weight="normal" officeooo:rsid="0037cde3" style:font-weight-asian="normal" style:font-weight-complex="normal"/>
    </style:style>
    <style:style style:name="T174" style:family="text">
      <style:text-properties fo:font-weight="normal" officeooo:rsid="004f6bbd" style:font-weight-asian="normal" style:font-weight-complex="normal"/>
    </style:style>
    <style:style style:name="T175" style:family="text">
      <style:text-properties fo:font-weight="normal" officeooo:rsid="004fed8d" style:font-weight-asian="normal" style:font-weight-complex="normal"/>
    </style:style>
    <style:style style:name="T176" style:family="text">
      <style:text-properties fo:font-weight="normal" officeooo:rsid="00550506" style:font-weight-asian="normal" style:font-weight-complex="normal"/>
    </style:style>
    <style:style style:name="T177" style:family="text">
      <style:text-properties fo:font-weight="normal" officeooo:rsid="005b1935" style:font-weight-asian="normal" style:font-weight-complex="normal"/>
    </style:style>
    <style:style style:name="T178" style:family="text">
      <style:text-properties fo:font-weight="normal" officeooo:rsid="005c05f9" style:font-weight-asian="normal" style:font-weight-complex="normal"/>
    </style:style>
    <style:style style:name="T179" style:family="text">
      <style:text-properties fo:font-weight="normal" officeooo:rsid="005f1b1d" style:font-weight-asian="normal" style:font-weight-complex="normal"/>
    </style:style>
    <style:style style:name="T180" style:family="text">
      <style:text-properties officeooo:rsid="002f5f1c"/>
    </style:style>
    <style:style style:name="T181" style:family="text">
      <style:text-properties officeooo:rsid="0039d45c"/>
    </style:style>
    <style:style style:name="T182" style:family="text">
      <style:text-properties officeooo:rsid="002e0144"/>
    </style:style>
    <style:style style:name="T183" style:family="text">
      <style:text-properties officeooo:rsid="00550506"/>
    </style:style>
    <style:style style:name="T184" style:family="text">
      <style:text-properties officeooo:rsid="00570cc6"/>
    </style:style>
    <style:style style:name="T185" style:family="text">
      <style:text-properties officeooo:rsid="0060a943"/>
    </style:style>
    <style:style style:name="T186" style:family="text">
      <style:text-properties officeooo:rsid="0061aa1a"/>
    </style:style>
    <style:style style:name="T187" style:family="text">
      <style:text-properties fo:font-size="15pt" fo:font-weight="bold" style:font-size-asian="15pt" style:font-weight-asian="bold" style:font-size-complex="15pt" style:font-weight-complex="bold"/>
    </style:style>
    <style:style style:name="T188" style:family="text">
      <style:text-properties officeooo:rsid="0067823d"/>
    </style:style>
    <style:style style:name="T189" style:family="text">
      <style:text-properties officeooo:rsid="00758639"/>
    </style:style>
    <style:style style:name="T190" style:family="text">
      <style:text-properties officeooo:rsid="003153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4"><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88">Commands &amp; Scripting</text:span><text:bookmark-end text:name="__RefHeading___Toc2465_3498145599"/></text:h>
          </table:table-cell>
        </table:table-row>
      </table:table>
      <text:p text:style-name="P89">Version 0.831</text:p>
      <text:p text:style-name="P8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5"><text:a xlink:type="simple" xlink:href="#__RefHeading___Toc2465_3498145599" text:style-name="Index_20_Link" text:visited-style-name="Index_20_Link">Ərk Commands &amp; Scripting<text:tab/>1</text:a></text:p>
          <text:p text:style-name="P126"><text:a xlink:type="simple" xlink:href="#__RefHeading___Toc6263_2404468763" text:style-name="Index_20_Link" text:visited-style-name="Index_20_Link">Summary<text:tab/>2</text:a></text:p>
          <text:p text:style-name="P126"><text:a xlink:type="simple" xlink:href="#__RefHeading___Toc5915_2104972600" text:style-name="Index_20_Link" text:visited-style-name="Index_20_Link">Connection Scripts and “Callable” Scripts<text:tab/>2</text:a></text:p>
          <text:p text:style-name="P126"><text:a xlink:type="simple" xlink:href="#__RefHeading___Toc2156_1062623724" text:style-name="Index_20_Link" text:visited-style-name="Index_20_Link">Miscellany<text:tab/>3</text:a></text:p>
          <text:p text:style-name="P126"><text:a xlink:type="simple" xlink:href="#__RefHeading___Toc1378_2257772400" text:style-name="Index_20_Link" text:visited-style-name="Index_20_Link">Script Editor<text:tab/>4</text:a></text:p>
          <text:p text:style-name="P126"><text:a xlink:type="simple" xlink:href="#__RefHeading___Toc149_2973958994" text:style-name="Index_20_Link" text:visited-style-name="Index_20_Link">IRC Commands<text:tab/>5</text:a></text:p>
          <text:p text:style-name="P127"><text:a xlink:type="simple" xlink:href="#__RefHeading___Toc5739_2104972600" text:style-name="Index_20_Link" text:visited-style-name="Index_20_Link">/away [MESSAGE...]<text:tab/>5</text:a></text:p>
          <text:p text:style-name="P127"><text:a xlink:type="simple" xlink:href="#__RefHeading___Toc5741_2104972600" text:style-name="Index_20_Link" text:visited-style-name="Index_20_Link">/back<text:tab/>5</text:a></text:p>
          <text:p text:style-name="P127"><text:a xlink:type="simple" xlink:href="#__RefHeading___Toc5743_2104972600" text:style-name="Index_20_Link" text:visited-style-name="Index_20_Link">/invite CHANNEL NICKNAME<text:tab/>5</text:a></text:p>
          <text:p text:style-name="P127"><text:a xlink:type="simple" xlink:href="#__RefHeading___Toc5745_2104972600" text:style-name="Index_20_Link" text:visited-style-name="Index_20_Link">/join CHANNEL [KEY]<text:tab/>5</text:a></text:p>
          <text:p text:style-name="P127"><text:a xlink:type="simple" xlink:href="#__RefHeading___Toc5747_2104972600" text:style-name="Index_20_Link" text:visited-style-name="Index_20_Link">/list [TERMS]<text:tab/>5</text:a></text:p>
          <text:p text:style-name="P127"><text:a xlink:type="simple" xlink:href="#__RefHeading___Toc5749_2104972600" text:style-name="Index_20_Link" text:visited-style-name="Index_20_Link">/me TEXT<text:tab/>5</text:a></text:p>
          <text:p text:style-name="P127"><text:a xlink:type="simple" xlink:href="#__RefHeading___Toc5751_2104972600" text:style-name="Index_20_Link" text:visited-style-name="Index_20_Link">/msg TARGET MESSAGE...<text:tab/>6</text:a></text:p>
          <text:p text:style-name="P127"><text:a xlink:type="simple" xlink:href="#__RefHeading___Toc5753_2104972600" text:style-name="Index_20_Link" text:visited-style-name="Index_20_Link">/nick NICKNAME<text:tab/>6</text:a></text:p>
          <text:p text:style-name="P127"><text:a xlink:type="simple" xlink:href="#__RefHeading___Toc5755_2104972600" text:style-name="Index_20_Link" text:visited-style-name="Index_20_Link">/notice TARGET MESSAGE...<text:tab/>6</text:a></text:p>
          <text:p text:style-name="P127"><text:a xlink:type="simple" xlink:href="#__RefHeading___Toc5757_2104972600" text:style-name="Index_20_Link" text:visited-style-name="Index_20_Link">/oper USERNAME PASSWORD<text:tab/>6</text:a></text:p>
          <text:p text:style-name="P127"><text:a xlink:type="simple" xlink:href="#__RefHeading___Toc5759_2104972600" text:style-name="Index_20_Link" text:visited-style-name="Index_20_Link">/part CHANNEL [MESSAGE]<text:tab/>6</text:a></text:p>
          <text:p text:style-name="P127"><text:a xlink:type="simple" xlink:href="#__RefHeading___Toc5761_2104972600" text:style-name="Index_20_Link" text:visited-style-name="Index_20_Link">/quit [MESSAGE...]<text:tab/>6</text:a></text:p>
          <text:p text:style-name="P127"><text:a xlink:type="simple" xlink:href="#__RefHeading___Toc5763_2104972600" text:style-name="Index_20_Link" text:visited-style-name="Index_20_Link">/send MESSAGE<text:tab/>6</text:a></text:p>
          <text:p text:style-name="P127"><text:a xlink:type="simple" xlink:href="#__RefHeading___Toc5765_2104972600" text:style-name="Index_20_Link" text:visited-style-name="Index_20_Link">/time [SERVER]<text:tab/>6</text:a></text:p>
          <text:p text:style-name="P127"><text:a xlink:type="simple" xlink:href="#__RefHeading___Toc5767_2104972600" text:style-name="Index_20_Link" text:visited-style-name="Index_20_Link">/topic CHANNEL TEXT...<text:tab/>7</text:a></text:p>
          <text:p text:style-name="P127"><text:a xlink:type="simple" xlink:href="#__RefHeading___Toc5769_2104972600" text:style-name="Index_20_Link" text:visited-style-name="Index_20_Link">/version SERVER [SERVER...]<text:tab/>7</text:a></text:p>
          <text:p text:style-name="P127"><text:a xlink:type="simple" xlink:href="#__RefHeading___Toc5771_2104972600" text:style-name="Index_20_Link" text:visited-style-name="Index_20_Link">/who TEXT<text:tab/>7</text:a></text:p>
          <text:p text:style-name="P127"><text:a xlink:type="simple" xlink:href="#__RefHeading___Toc5773_2104972600" text:style-name="Index_20_Link" text:visited-style-name="Index_20_Link">/whois NICKNAME<text:tab/>7</text:a></text:p>
          <text:p text:style-name="P127"><text:a xlink:type="simple" xlink:href="#__RefHeading___Toc5775_2104972600" text:style-name="Index_20_Link" text:visited-style-name="Index_20_Link">/whowas NICKNAME [MAXIMUM ENTRIES] [SERVER]<text:tab/>7</text:a></text:p>
          <text:p text:style-name="P126"><text:a xlink:type="simple" xlink:href="#__RefHeading___Toc1008_2104972600" text:style-name="Index_20_Link" text:visited-style-name="Index_20_Link">Ərk Commands<text:tab/>8</text:a></text:p>
          <text:p text:style-name="P127"><text:a xlink:type="simple" xlink:href="#__RefHeading___Toc5777_2104972600" text:style-name="Index_20_Link" text:visited-style-name="Index_20_Link">/alias NAME MESSAGE...<text:tab/>8</text:a></text:p>
          <text:p text:style-name="P127"><text:a xlink:type="simple" xlink:href="#__RefHeading___Toc5777_21049726001" text:style-name="Index_20_Link" text:visited-style-name="Index_20_Link">/_alias NAME MESSAGE...<text:tab/>8</text:a></text:p>
          <text:p text:style-name="P127"><text:a xlink:type="simple" xlink:href="#__RefHeading___Toc5779_2104972600" text:style-name="Index_20_Link" text:visited-style-name="Index_20_Link">/argcount NUMBER MESSAGE...<text:tab/>8</text:a></text:p>
          <text:p text:style-name="P127"><text:a xlink:type="simple" xlink:href="#__RefHeading___Toc5783_21049726003" text:style-name="Index_20_Link" text:visited-style-name="Index_20_Link">/clear<text:tab/>9</text:a></text:p>
          <text:p text:style-name="P127"><text:a xlink:type="simple" xlink:href="#__RefHeading___Toc5781_2104972600" text:style-name="Index_20_Link" text:visited-style-name="Index_20_Link">/connect [SERVER] [PORT]<text:tab/>9</text:a></text:p>
          <text:p text:style-name="P127"><text:a xlink:type="simple" xlink:href="#__RefHeading___Toc5781_21049726001" text:style-name="Index_20_Link" text:visited-style-name="Index_20_Link">/connectscript SERVER [PORT]<text:tab/>9</text:a></text:p>
          <text:p text:style-name="P127"><text:a xlink:type="simple" xlink:href="#__RefHeading___Toc5783_21049726001" text:style-name="Index_20_Link" text:visited-style-name="Index_20_Link">/edit [FILENAME]<text:tab/>9</text:a></text:p>
          <text:p text:style-name="P127"><text:a xlink:type="simple" xlink:href="#__RefHeading___Toc5783_2104972600" text:style-name="Index_20_Link" text:visited-style-name="Index_20_Link">/exit<text:tab/>9</text:a></text:p>
          <text:p text:style-name="P127"><text:a xlink:type="simple" xlink:href="#__RefHeading___Toc5785_2104972600" text:style-name="Index_20_Link" text:visited-style-name="Index_20_Link">/help<text:tab/>9</text:a></text:p>
          <text:p text:style-name="P127"><text:a xlink:type="simple" xlink:href="#__RefHeading___Toc5747_21049726001" text:style-name="Index_20_Link" text:visited-style-name="Index_20_Link">/macro NAME ARG_COUNT MESSAGE...<text:tab/>10</text:a></text:p>
          <text:p text:style-name="P127"><text:a xlink:type="simple" xlink:href="#__RefHeading___Toc5783_21049726002" text:style-name="Index_20_Link" text:visited-style-name="Index_20_Link">/macrohelp NAME MESSAGE...<text:tab/>11</text:a></text:p>
          <text:p text:style-name="P127"><text:a xlink:type="simple" xlink:href="#__RefHeading___Toc5803_21049726001" text:style-name="Index_20_Link" text:visited-style-name="Index_20_Link">/msgbox MESSAGE...<text:tab/>11</text:a></text:p>
          <text:p text:style-name="P127"><text:a xlink:type="simple" xlink:href="#__RefHeading___Toc5787_21049726001" text:style-name="Index_20_Link" text:visited-style-name="Index_20_Link">/preferences<text:tab/>11</text:a></text:p>
          <text:p text:style-name="P127"><text:a xlink:type="simple" xlink:href="#__RefHeading___Toc5787_2104972600" text:style-name="Index_20_Link" text:visited-style-name="Index_20_Link">/print MESSAGE...<text:tab/>11</text:a></text:p>
          <text:p text:style-name="P127"><text:a xlink:type="simple" xlink:href="#__RefHeading___Toc5789_2104972600" text:style-name="Index_20_Link" text:visited-style-name="Index_20_Link">/reconnect [SERVER] [PORT]<text:tab/>11</text:a></text:p>
          <text:p text:style-name="P127"><text:a xlink:type="simple" xlink:href="#__RefHeading___Toc5791_2104972600" text:style-name="Index_20_Link" text:visited-style-name="Index_20_Link">/refresh<text:tab/>11</text:a></text:p>
          <text:p text:style-name="P127"><text:a xlink:type="simple" xlink:href="#__RefHeading___Toc5793_2104972600" text:style-name="Index_20_Link" text:visited-style-name="Index_20_Link">/ressl [SERVER] [PORT]<text:tab/>11</text:a></text:p>
          <text:p text:style-name="P127"><text:a xlink:type="simple" xlink:href="#__RefHeading___Toc5795_2104972600" text:style-name="Index_20_Link" text:visited-style-name="Index_20_Link">/script FILENAME [ARGUMENT ...]<text:tab/>12</text:a></text:p>
          <text:p text:style-name="P127"><text:a xlink:type="simple" xlink:href="#__RefHeading___Toc5797_2104972600" text:style-name="Index_20_Link" text:visited-style-name="Index_20_Link">/settings<text:tab/>12</text:a></text:p>
          <text:p text:style-name="P127"><text:a xlink:type="simple" xlink:href="#__RefHeading___Toc5799_2104972600" text:style-name="Index_20_Link" text:visited-style-name="Index_20_Link">/ssl [SERVER] [PORT]<text:tab/>12</text:a></text:p>
          <text:p text:style-name="P127"><text:a xlink:type="simple" xlink:href="#__RefHeading___Toc5801_21049726001" text:style-name="Index_20_Link" text:visited-style-name="Index_20_Link">/style FILENAME<text:tab/>12</text:a></text:p>
          <text:p text:style-name="P127"><text:a xlink:type="simple" xlink:href="#__RefHeading___Toc5801_2104972600" text:style-name="Index_20_Link" text:visited-style-name="Index_20_Link">/switch [WINDOW NAME]<text:tab/>12</text:a></text:p>
          <text:p text:style-name="P127"><text:a xlink:type="simple" xlink:href="#__RefHeading___Toc5801_21049726002" text:style-name="Index_20_Link" text:visited-style-name="Index_20_Link">/unmacro NAME<text:tab/>12</text:a></text:p>
          <text:p text:style-name="P127"><text:a xlink:type="simple" xlink:href="#__RefHeading___Toc5803_2104972600" text:style-name="Index_20_Link" text:visited-style-name="Index_20_Link">/wait TIME<text:tab/>12</text:a></text:p>
          <text:p text:style-name="P126"><text:a xlink:type="simple" xlink:href="#__RefHeading___Toc1653_743996399" text:style-name="Index_20_Link" text:visited-style-name="Index_20_Link">Macro examples<text:tab/>13</text:a></text:p>
        </text:index-body>
      </text:table-of-content>
      <text:p text:style-name="Standard"/>
      <text:h text:style-name="P128" text:outline-level="2"><text:bookmark-start text:name="__RefHeading___Toc6263_2404468763"/><text:soft-page-break/>Summary<text:bookmark-end text:name="__RefHeading___Toc6263_2404468763"/></text:h>
      <text:p text:style-name="P85">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5"/>
      <text:p text:style-name="P115"><text:span text:style-name="T145">To execute multiple commands at the same time, </text:span><text:span text:style-name="T144">Ərk </text:span><text:span text:style-name="T145">also features scripts. Multiple commands (one per line) can be entered into a text file, and </text:span><text:span text:style-name="T144">Ərk </text:span><text:span text:style-name="T145">will execute the commands in that file. Scripts can either be executed directly by using the </text:span><text:span text:style-name="T146">/script</text:span><text:span text:style-name="T147"> command, or can be executed automatically on connection to a specific server.</text:span></text:p>
      <text:p text:style-name="P86"/>
      <text:p text:style-name="P116"><text:span text:style-name="T147">I</text:span><text:span text:style-name="T149">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48">clicking</text:span><text:span text:style-name="T149"> the “Run Script” </text:span><text:span text:style-name="T148">button</text:span><text:span text:style-name="T149">) the text will </text:span><text:span text:style-name="T150">not</text:span><text:span text:style-name="T151"> be sent as a message. Macros that “resolve” to plain text (that is, if the macro does not execute a command) will also be sent as a message if called from a channel or private chat window, and will </text:span><text:span text:style-name="T150">not</text:span><text:span text:style-name="T151"> be sent if called from a server console window.</text:span></text:p>
      <text:h text:style-name="P129" text:outline-level="2"><text:bookmark-start text:name="__RefHeading___Toc5915_2104972600"/>Connection Scripts and “Callable” Scripts<text:bookmark-end text:name="__RefHeading___Toc5915_2104972600"/></text:h>
      <text:p text:style-name="P104"><text:span text:style-name="T89">Ərk </text:span><text:span text:style-name="T135">uses two different kinds of scripts: connection scripts (which can be automatically executed upon connection to a server, and are set in the connection dialog) and “callable” scripts (scripts that are executed by the </text:span><text:span text:style-name="T136">/script</text:span><text:span text:style-name="T139"> command or the “Run Script” button on non-chat windows).</text:span></text:p>
      <text:p text:style-name="P79"/>
      <text:p text:style-name="P118"><text:span text:style-name="T139">Connection scripts are executed with </text:span><text:span text:style-name="T91">no</text:span><text:span text:style-name="T115"> arguments, and, thus, can’t use the </text:span><text:span text:style-name="T98">/argcount</text:span><text:span text:style-name="T115"> command (if this command is called, it is simply ignored). </text:span><text:span text:style-name="T129">Connection scripts also can’t use the </text:span><text:span text:style-name="T108">/msgbox</text:span><text:span text:style-name="T129"> command. </text:span><text:span text:style-name="T115">Other than </text:span><text:span text:style-name="T129">these two exceptions</text:span><text:span text:style-name="T115">, they function just like other scripts.</text:span></text:p>
      <text:p text:style-name="P80"/>
      <text:p text:style-name="P106"><text:span text:style-name="T115">“Callable” scripts are executed with whatever arguments are passed to the </text:span><text:span text:style-name="T98">/script</text:span><text:span text:style-name="T115"> command; </text:span><text:span text:style-name="T113">scripts executed with </text:span><text:span text:style-name="T115">the “Run Script” </text:span><text:span text:style-name="T113">button</text:span><text:span text:style-name="T115"> are executed with no arguments (calls to </text:span><text:span text:style-name="T98">/argcount</text:span><text:span text:style-name="T115"> </text:span><text:span text:style-name="T91">will</text:span><text:span text:style-name="T115"> be executed, however, any script using the command to look for </text:span><text:span text:style-name="T114">anything other</text:span><text:span text:style-name="T115"> than zero (0) arguments will stop execution).</text:span></text:p>
      <text:h text:style-name="P132" text:outline-level="2"><text:bookmark-start text:name="__RefHeading___Toc2156_1062623724"/><text:soft-page-break/>Miscellany<text:bookmark-end text:name="__RefHeading___Toc2156_1062623724"/></text:h>
      <text:p text:style-name="P147"><text:span text:style-name="T118">Ərk </text:span><text:span text:style-name="T119">scripts have the “.erk” file extension. When using the </text:span><text:span text:style-name="T101">/script</text:span><text:span text:style-name="T119"> command, the file extension does </text:span><text:span text:style-name="T92">not</text:span><text:span text:style-name="T119"> have to be included; when looking for the file, </text:span><text:span text:style-name="T118">Ərk </text:span><text:span text:style-name="T119">will append the file extension if necessary. </text:span><text:span text:style-name="T130">Scripts saved with the </text:span><text:span text:style-name="T109">Script Editor</text:span><text:span text:style-name="T130"> will </text:span><text:span text:style-name="T93">always</text:span><text:span text:style-name="T130"> have the “.erk” file extension.</text:span></text:p>
      <text:p text:style-name="P81"/>
      <text:p text:style-name="P107"><text:span text:style-name="T118">Ərk </text:span><text:span text:style-name="T120">will always execute the commands on the server associated with the window that called the script (and connection scripts will always execute on the server being connected to); </text:span><text:span text:style-name="T122">to execute scripts on any server the client is connected to, use the </text:span><text:span text:style-name="T102">Script Editor</text:span><text:span text:style-name="T122">, </text:span><text:span text:style-name="T124">accessible with the </text:span><text:span text:style-name="T104">/edit</text:span><text:span text:style-name="T124"> command.</text:span></text:p>
      <text:p text:style-name="P81"/>
      <text:p text:style-name="P147"><text:span text:style-name="T131">By default, </text:span><text:span text:style-name="T118">Ərk </text:span><text:span text:style-name="T131">will look for scripts in the ‘scripts’ subdirectory in the ‘settings’ directory. If </text:span><text:span text:style-name="T118">Ərk </text:span><text:span text:style-name="T131">is launched with the </text:span><text:span text:style-name="T110">--scripts</text:span><text:span text:style-name="T131"> command-line flag (with a different directory name as an argument), </text:span><text:span text:style-name="T118">Ərk </text:span><text:span text:style-name="T131">will use this directory instead of the default. This will also change the default save directory for the </text:span><text:span text:style-name="T110">Script Editor</text:span><text:span text:style-name="T131">, as well as where it looks for installed scripts.</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30" text:outline-level="2"><text:bookmark-start text:name="__RefHeading___Toc1378_2257772400"/><text:soft-page-break/>Script Editor<text:bookmark-end text:name="__RefHeading___Toc1378_2257772400"/></text:h>
      <text:p text:style-name="P108"><text:span text:style-name="T118">Ərk </text:span><text:span text:style-name="T121">features a built-in script editor. It can open, edit, and save scripts, execute them on any server </text:span><text:span text:style-name="T118">Ərk </text:span><text:span text:style-name="T121">is connected to, and features syntax highlighting. </text:span><text:span text:style-name="T123">To open the editor, use the </text:span><text:span text:style-name="T103">/edit</text:span><text:span text:style-name="T123"> command, </text:span><text:span text:style-name="T132">or click on the “Script Editor” entry in the “Settings” menu.</text:span></text:p>
      <text:p text:style-name="P82"/>
      <text:p text:style-name="P83"><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993241993" text:style-name="L1">
        <text:list-item>
          <text:p text:style-name="P145">Menu bar.<text:span text:style-name="T170"> Here you can select scripts to open, save any new scripts or edits, </text:span><text:span text:style-name="T175">and the normal tools you’d expect to find in a text editor. The “Insert Command” menu contains shortcuts to insert commonly used commands.</text:span></text:p>
        </text:list-item>
        <text:list-item>
          <text:p text:style-name="P146">File name.<text:span text:style-name="T170"> The name of the script being edited.</text:span></text:p>
        </text:list-item>
        <text:list-item>
          <text:p text:style-name="P148"><text:span text:style-name="T105">Execute</text:span><text:span text:style-name="T111">.</text:span><text:span text:style-name="T121"> Clicking this button executes the script in the editor on the selected </text:span><text:span text:style-name="T118">Ərk </text:span><text:span text:style-name="T121">client connection.</text:span></text:p>
        </text:list-item>
        <text:list-item>
          <text:p text:style-name="P145">Client selector.<text:span text:style-name="T170"> This contains a list of all the servers that </text:span><text:span text:style-name="T172">Ərk </text:span><text:span text:style-name="T170">is connected to, allowing you to select which connection you want to execute the script on. The hostname of the server, followed by the nickname in use on that server, is displayed.</text:span></text:p>
        </text:list-item>
        <text:list-item>
          <text:p text:style-name="P149"><text:span text:style-name="T105">Open connection script.</text:span><text:span text:style-name="T125"> This will load the connection script for the currently selected client. If one does not exist, the editor will be set up to edit and save a new one.</text:span></text:p>
        </text:list-item>
        <text:list-item>
          <text:p text:style-name="P149"><text:span text:style-name="T105">Editor.</text:span><text:span text:style-name="T125"> </text:span><text:span text:style-name="T121">Here, you can type your script, or edit any script you open. It features syntax highlighting (comments, commands, channel names, </text:span><text:span text:style-name="T132">and alias variables</text:span><text:span text:style-name="T121"> are </text:span><text:span text:style-name="T143">colored</text:span><text:span text:style-name="T121"> differently from the rest of the text). Currently, there is no option to customize the colors used; this will change in future versions.</text:span></text:p>
        </text:list-item>
        <text:list-item>
          <text:p text:style-name="P150"><text:span text:style-name="T96">C</text:span><text:span text:style-name="T94">lient details.</text:span><text:span text:style-name="T112"> This displays the hostname/IP address used to connect to the currently selected client, </text:span><text:span text:style-name="T125">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19"><text:span text:style-name="T89">The </text:span><text:span text:style-name="T155">these</text:span><text:span text:style-name="T156"> </text:span><text:span text:style-name="T89">commands are for controlling the IRC connection (for examp</text:span><text:span text:style-name="T156">l</text:span><text:span text:style-name="T89">e, joining and leaving channels, sending chat messages, etc); </text:span><text:span text:style-name="T155">t</text:span><text:span text:style-name="T141">hese commands should be familiar to users of other IRC clients such as mIRC or HexChat.</text:span><text:span text:style-name="T89"> Three commands </text:span><text:span text:style-name="T157">(</text:span><text:span text:style-name="T138">/invite</text:span><text:span text:style-name="T157">, </text:span><text:span text:style-name="T138">/part</text:span><text:span text:style-name="T157"> and </text:span><text:span text:style-name="T138">/topic</text:span><text:span text:style-name="T15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8">/me</text:span><text:span text:style-name="T140">, cannot be entered into a non-chat window.</text:span></text:p>
      <text:p text:style-name="P78"/>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2">Sets the client to AWAY. If MESSAGE is included, MESSAGE will be sent to any user that sends a private message to the client.</text:p>
          </table:table-cell>
        </table:table-row>
      </table:table>
      <text:p text:style-name="P90"/>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2">Sets the client to BACK, and disables /away functionality.</text:p>
          </table:table-cell>
        </table:table-row>
      </table:table>
      <text:p text:style-name="P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text:span text:style-name="T189">other</text:span> window</text:p>
          </table:table-cell>
        </table:table-row>
        <table:table-row>
          <table:table-cell table:style-name="Table3.A2" office:value-type="string">
            <text:p text:style-name="P105">/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3">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3">Invites NICKNAME to CHANNEL.</text:p>
          </table:table-cell>
        </table:table-row>
      </table:table>
      <text:p text:style-name="P91"/>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4"><text:span text:style-name="T158">J</text:span>oins CHANNEL. If KEY is included, it will be passed to the server as part of the join request.</text:p>
          </table:table-cell>
        </table:table-row>
      </table:table>
      <text:p text:style-name="P91"/>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5">Displays a list of all channels on the server if TERMS is omitted; displays a list of channels matching TERMS if TERMS is included. TERMS can contain wildcards such as * or ?.</text:p>
          </table:table-cell>
        </table:table-row>
      </table:table>
      <text:p text:style-name="P9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text:span text:style-name="T189">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64"/>
          </table:table-cell>
        </table:table-row>
        <table:table-row table:style-name="Table4.2">
          <table:table-cell table:style-name="Table4.A3" office:value-type="string">
            <text:p text:style-name="P65"><text:span text:style-name="T43">Sends TEXT to the current </text:span><text:span text:style-name="T44">chat</text:span><text:span text:style-name="T43"> as a CTCP action message. </text:span><text:span text:style-name="T45">The command can </text:span><text:span text:style-name="T54">only</text:span><text:span text:style-name="T58"> be called from a chat window.</text:span></text:p>
          </table:table-cell>
          <table:table-cell table:style-name="Table4.B3" office:value-type="string">
            <text:p text:style-name="P21"/>
          </table:table-cell>
          <table:table-cell table:style-name="Table4.C3" office:value-type="string">
            <text:p text:style-name="P37"/>
          </table:table-cell>
        </table:table-row>
      </table:table>
      <text:p text:style-name="P91"><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5"><text:span text:style-name="T41">Sends a </text:span><text:span text:style-name="T42">private message</text:span><text:span text:style-name="T41"> to TARGET (which can be a channel or a nickname).</text:span></text:p>
          </table:table-cell>
        </table:table-row>
      </table:table>
      <text:p text:style-name="P91"/>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8"><text:span text:style-name="T158">C</text:span>hanges NICKNAME. If someone is already using NICKNAME, an error is displayed to the client.</text:p>
          </table:table-cell>
        </table:table-row>
      </table:table>
      <text:p text:style-name="P91"/>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9">Sends a NOTICE to TARGET (which can be a channel or a nickname).</text:p>
          </table:table-cell>
        </table:table-row>
      </table:table>
      <text:p text:style-name="P91"/>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40">Logs into a server operator account using USERNAME and PASSWORD.</text:p>
          </table:table-cell>
        </table:table-row>
      </table:table>
      <text:p text:style-name="P9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text:span text:style-name="T189">other</text:span> window</text:p>
          </table:table-cell>
        </table:table-row>
        <table:table-row>
          <table:table-cell table:style-name="Table5.A2" office:value-type="string">
            <text:p text:style-name="P69"><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1"><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1">Leaves CHANNEL. MESSAGE is the message displayed to other users when leaving; MESSAGE is optional.</text:p>
          </table:table-cell>
        </table:table-row>
      </table:table>
      <text:p text:style-name="P91"/>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2">Disconnects from the current server. If MESSAGE is included, this will be sent to any channels the client is in before it disconnects.</text:p>
          </table:table-cell>
        </table:table-row>
      </table:table>
      <text:p text:style-name="P91"/>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3">Sends MESSAGE to the server as a raw text; the outgoing message will not be altered. This is to allow the client to send messages to the server that the client doesn’t normally support.</text:p>
          </table:table-cell>
        </table:table-row>
      </table:table>
      <text:p text:style-name="P91"/>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5"><text:span text:style-name="T39">Displays </text:span><text:span text:style-name="T40">local time for the server currently connected to, or the SERVER specified.</text:span></text:p>
          </table:table-cell>
        </table:table-row>
      </table:table>
      <text:p text:style-name="P91"/>
      <text:p text:style-name="P9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text:span text:style-name="T189">other</text:span> window</text:p>
          </table:table-cell>
        </table:table-row>
        <table:table-row>
          <table:table-cell table:style-name="Table1.A2" office:value-type="string">
            <text:p text:style-name="P19"><text:span text:style-name="T1">/</text:span><text:span text:style-name="T162">topic</text:span><text:span text:style-name="T1"> [CHANNEL] TEXT...</text:span></text:p>
          </table:table-cell>
          <table:table-cell table:style-name="Table1.B2" office:value-type="string">
            <text:p text:style-name="P16"/>
          </table:table-cell>
          <table:table-cell table:style-name="Table1.C2" office:value-type="string">
            <text:h text:style-name="P13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91"/>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8">Requests server software version information from one or more SERVERs.</text:p>
          </table:table-cell>
        </table:table-row>
      </table:table>
      <text:p text:style-name="P91"/>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7">Displays a list of users who’s nickname matches TEXT.</text:p>
          </table:table-cell>
        </table:table-row>
      </table:table>
      <text:p text:style-name="P91"/>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3">Displays information about a specific user.</text:p>
          </table:table-cell>
        </table:table-row>
      </table:table>
      <text:p text:style-name="P91"/>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7">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64">Ərk</text:span> Commands<text:bookmark-end text:name="__RefHeading___Toc1008_2104972600"/></text:h>
      <text:p text:style-name="P109"><text:span text:style-name="T182">The rest of the commands control the </text:span><text:span text:style-name="T89">Ərk </text:span><text:span text:style-name="T142">client software itself. </text:span><text:span text:style-name="T155">Most</text:span><text:span text:style-name="T142"> of these commands can be entered into </text:span><text:span text:style-name="T90">any</text:span><text:span text:style-name="T95"> window; however, the </text:span><text:span text:style-name="T99">/help </text:span><text:span text:style-name="T117">command will display slightly different output depending on what kind of window the command is called from. </text:span><text:span text:style-name="T128">Five</text:span><text:span text:style-name="T117"> command</text:span><text:span text:style-name="T116">s</text:span><text:span text:style-name="T117">,</text:span><text:span text:style-name="T99"> /</text:span><text:span text:style-name="T100">argcount</text:span><text:span text:style-name="T116">, </text:span><text:span text:style-name="T100">/alias</text:span><text:span text:style-name="T116">,</text:span><text:span text:style-name="T100"> /_</text:span><text:span text:style-name="T106">alias</text:span><text:span text:style-name="T126">,</text:span><text:span text:style-name="T106"> /</text:span><text:span text:style-name="T107">msgbox</text:span><text:span text:style-name="T128">,</text:span><text:span text:style-name="T100"> </text:span><text:span text:style-name="T116">and </text:span><text:span text:style-name="T100">/wait</text:span><text:span text:style-name="T117">, can’t be called by any window, and can only be called from scripts. If called with no arguments, the </text:span><text:span text:style-name="T99">/connect</text:span><text:span text:style-name="T117">, </text:span><text:span text:style-name="T99">/reconnect</text:span><text:span text:style-name="T117">, </text:span><text:span text:style-name="T99">/ressl</text:span><text:span text:style-name="T117">, and </text:span><text:span text:style-name="T99">/ssl</text:span><text:span text:style-name="T117"> commands will open the “Connect” dialog with the appropriate options pre-selected.</text:span></text:p>
      <text:p text:style-name="P84"/>
      <text:p text:style-name="P110"><text:span text:style-name="T117">I</text:span><text:span text:style-name="T112">f a “script only” command is called with the incorrect number of arguments or an argument in incorrect type (for example, calling </text:span><text:span text:style-name="T97">/wait</text:span><text:span text:style-name="T112"> with a non-number argument), script execution will stop immediately and an error message with </text:span><text:span text:style-name="T127">the reason for the error will be displayed.</text:span></text:p>
      <text:p text:style-name="P93"/>
      <table:table table:name="Table36" table:style-name="Table36">
        <table:table-column table:style-name="Table36.A"/>
        <table:table-row table:style-name="Table36.1">
          <table:table-cell table:style-name="Table36.A1" office:value-type="string">
            <text:p text:style-name="P124"><text:span text:style-name="T190">A</text:span>vailable only for scripts</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7"><text:span text:style-name="T46">Creates a new alias </text:span><text:span text:style-name="T51">(called an “alias variable” in this document)</text:span><text:span text:style-name="T46">. Any script </text:span><text:span text:style-name="T47">or command</text:span><text:span text:style-name="T46"> ran after this one (including the </text:span><text:span text:style-name="T47">commands</text:span><text:span text:style-name="T46"> that </text:span><text:span text:style-name="T47">follow</text:span><text:span text:style-name="T46"> the </text:span><text:span text:style-name="T68">/alias</text:span><text:span text:style-name="T46"> command) that contains a dollar sign followed by NAME ($NAME) will have that instance replaced with MESSAGE. </text:span><text:span text:style-name="T52">If the interpolation symbol ($) is included in NAME, it will be stripped, allowing for use of the alias variable normally (thus, if the command</text:span><text:span text:style-name="T74"> /alias $EXAMPLE My message</text:span><text:span text:style-name="T84"> is executed, using the alias variable would referenced with</text:span><text:span text:style-name="T74"> $EXAMPLE</text:span><text:span text:style-name="T84">, not</text:span><text:span text:style-name="T74"> $$EXAMPLE</text:span><text:span text:style-name="T84">).</text:span><text:span text:style-name="T68"> </text:span><text:span text:style-name="T46">This command is </text:span><text:span text:style-name="T55">only</text:span><text:span text:style-name="T59"> available for use in scripts; </text:span><text:span text:style-name="T60">however, alias variables are interpolated into </text:span><text:span text:style-name="T56">any</text:span><text:span text:style-name="T6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5"/>
      <table:table table:name="Table39" table:style-name="Table39">
        <table:table-column table:style-name="Table39.A"/>
        <table:table-row table:style-name="Table39.1">
          <table:table-cell table:style-name="Table39.A1" office:value-type="string">
            <text:p text:style-name="P124"><text:span text:style-name="T190">A</text:span><text:span text:style-name="T134">vailable only for scripts</text:span></text:p>
          </table:table-cell>
        </table:table-row>
        <table:table-row>
          <table:table-cell table:style-name="Table39.A2" office:value-type="string">
            <text:h text:style-name="P134"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1"><text:span text:style-name="T46">Creates a new alias </text:span><text:span text:style-name="T51">(called an “alias variable” in this document)</text:span><text:span text:style-name="T46">.</text:span><text:span text:style-name="T60"> </text:span><text:span text:style-name="T61">Unlike the </text:span><text:span text:style-name="T64">/alias</text:span><text:span text:style-name="T67"> command, this alias variable is </text:span><text:span text:style-name="T57">not</text:span><text:span text:style-name="T67"> exported for use in other scripts/commands (thus, it is not “global”); this alias will only be interpolated for the script that it is defined it.</text:span></text:p>
          </table:table-cell>
        </table:table-row>
      </table:table>
      <text:p text:style-name="P95"/>
      <table:table table:name="Table37" table:style-name="Table37">
        <table:table-column table:style-name="Table37.A"/>
        <table:table-row table:style-name="Table37.1">
          <table:table-cell table:style-name="Table37.A1" office:value-type="string">
            <text:p text:style-name="P124"><text:span text:style-name="T190">A</text:span><text:span text:style-name="T134">vailable only for scripts</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7"><text:span text:style-name="T180">C</text:span>hecks to make sure that a script is called with the proper NUMBER of arguments; if not enough or too many arguments are passed to the script, MESSAGE is displayed and script execution stops immediately. <text:span text:style-name="T181">This command cannot be called from connection scripts.</text:span></text:p>
          </table:table-cell>
        </table:table-row>
      </table:table>
      <text:p text:style-name="P117"/>
      <text:p text:style-name="P117"><text:soft-page-break/></text:p>
      <table:table table:name="Table33" table:style-name="Table33">
        <table:table-column table:style-name="Table33.A"/>
        <table:table-row table:style-name="Table33.1">
          <table:table-cell table:style-name="Table33.A1" office:value-type="string">
            <text:p text:style-name="P15">Called from any window</text:p>
          </table:table-cell>
        </table:table-row>
        <table:table-row>
          <table:table-cell table:style-name="Table33.A2" office:value-type="string">
            <text:h text:style-name="P135"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6">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0"/>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4">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6"/>
      <table:table table:name="Table35" table:style-name="Table35">
        <table:table-column table:style-name="Table35.A"/>
        <table:table-row table:style-name="Table35.1">
          <table:table-cell table:style-name="Table35.A1" office:value-type="string">
            <text:p text:style-name="P9">Called from any window</text:p>
          </table:table-cell>
        </table:table-row>
        <table:table-row>
          <table:table-cell table:style-name="Table35.A2" office:value-type="string">
            <text:h text:style-name="P136"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9">Opens the connect script for SERVER and PORT and executes it. If PORT is excluded, a default port of 6667 is assumed. Alternately, the SERVER and PORT can be passed to this command in the “SERVER:PORT” format.</text:p>
          </table:table-cell>
        </table:table-row>
      </table:table>
      <text:p text:style-name="P94"/>
      <table:table table:name="Table38" table:style-name="Table38">
        <table:table-column table:style-name="Table38.A"/>
        <table:table-row table:style-name="Table38.1">
          <table:table-cell table:style-name="Table38.A1" office:value-type="string">
            <text:p text:style-name="P10">Called from any window</text:p>
          </table:table-cell>
        </table:table-row>
        <table:table-row>
          <table:table-cell table:style-name="Table38.A2" office:value-type="string">
            <text:h text:style-name="P137"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50">Opens up the built-in script editor; if a FILENAME is passed as an argument, the FILENAME is loaded into the script editor.<text:span text:style-name="T173"> </text:span><text:span text:style-name="T171">If a complete path to FILENAME is not provided, the client will look in the scripts directory (in </text:span><text:span text:style-name="T166">settings\scripts</text:span><text:span text:style-name="T171">, or set by the –</text:span><text:span text:style-name="T166">scripts</text:span><text:span text:style-name="T171"> command-line flag) for the file; </text:span><text:span text:style-name="T174">the “</text:span><text:span text:style-name="T167">.erk</text:span><text:span text:style-name="T174">” file extension can be omitted.</text:span></text:p>
          </table:table-cell>
        </table:table-row>
      </table:table>
      <text:p text:style-name="P94"/>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30">Disconnects from all servers and exits the client.</text:p>
          </table:table-cell>
        </table:table-row>
      </table:table>
      <text:p text:style-name="P9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text:span text:style-name="T18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70"><text:span text:style-name="T3">/</text:span><text:span text:style-name="T9">help</text:span></text:p>
          </table:table-cell>
        </table:table-row>
        <table:table-row>
          <table:table-cell table:style-name="Table6.A3" office:value-type="string">
            <text:p text:style-name="P45"><text:span text:style-name="T2">D</text:span>isplays a list of commands useful in channel and private message sessions, <text:span text:style-name="T184">as well as all macros.</text:span></text:p>
          </table:table-cell>
          <table:table-cell table:style-name="Table6.B3" office:value-type="string">
            <text:p text:style-name="P22"/>
          </table:table-cell>
          <table:table-cell table:style-name="Table6.C3" office:value-type="string">
            <text:p text:style-name="P45">Displays a list of all commands <text:span text:style-name="T184">and macros.</text:span></text:p>
          </table:table-cell>
        </table:table-row>
      </table:table>
      <text:p text:style-name="P97"/>
      <text:p text:style-name="P97"/>
      <text:p text:style-name="P97"/>
      <text:p text:style-name="P97"/>
      <text:p text:style-name="P97"/>
      <text:p text:style-name="P97"/>
      <table:table table:name="Table40" table:style-name="Table40">
        <table:table-column table:style-name="Table40.A"/>
        <text:soft-page-break/>
        <table:table-row table:style-name="Table40.1">
          <table:table-cell table:style-name="Table40.A1" office:value-type="string">
            <text:p text:style-name="P11">Called from any window</text:p>
          </table:table-cell>
        </table:table-row>
        <table:table-row>
          <table:table-cell table:style-name="Table40.A2" office:value-type="string">
            <text:h text:style-name="P138"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4"><text:span text:style-name="T53">Creates a macro</text:span><text:span text:style-name="T5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60">Wikipedia</text:span></text:a></text:p></text:note-body></text:note></text:span><text:span text:style-name="T53">, allowing for new, custom command creation. NAME is the command that will trigger the command (in the form </text:span><text:span text:style-name="T76">/NAME</text:span><text:span text:style-name="T86">), ARG_COUNT is the number of arguments that the macro will accept, and MESSAGE is the output of the macro, </text:span><text:span text:style-name="T87">which</text:span><text:span text:style-name="T86"> will be processed like a command. </text:span><text:span text:style-name="T88">If ARG_COUNT is set to</text:span><text:span text:style-name="T77"> *</text:span><text:span text:style-name="T88"> (asterix), the macro will accept any number of arguments (including zero).</text:span><text:span text:style-name="T76"> </text:span><text:span text:style-name="T86">If a macro is called with an incorrect number of arguments, an error is displayed, and the macro will not run.</text:span></text:p>
            <text:p text:style-name="P59"/>
            <text:p text:style-name="P52"><text:span text:style-name="T170">Arguments passed to the macro are interpolated into MESSAGE much like arguments to the </text:span><text:span text:style-name="T165">/script</text:span><text:span text:style-name="T170"> command: instances of </text:span><text:span text:style-name="T165">$1</text:span><text:span text:style-name="T170"> will be replaced with the first argument, </text:span><text:span text:style-name="T165">$2</text:span><text:span text:style-name="T170"> with the second, and so on.</text:span><text:span text:style-name="T177"> </text:span><text:span text:style-name="T178">There are other optional symbols that can be interpolated into MESSAGE:</text:span></text:p>
            <text:p text:style-name="P62"/>
            <table:table table:name="Table41" table:style-name="Table41">
              <table:table-column table:style-name="Table41.A"/>
              <table:table-column table:style-name="Table41.B"/>
              <table:table-header-rows>
                <table:table-row table:style-name="Table41.1">
                  <table:table-cell table:style-name="Table41.A1" office:value-type="string">
                    <text:p text:style-name="P73">SYMBOL</text:p>
                  </table:table-cell>
                  <table:table-cell table:style-name="Table41.A1" office:value-type="string">
                    <text:p text:style-name="P73">REPLACED WITH</text:p>
                  </table:table-cell>
                </table:table-row>
              </table:table-header-rows>
              <table:table-row>
                <table:table-cell table:style-name="Table41.A8" office:value-type="string">
                  <text:p text:style-name="P75">$0</text:p>
                </table:table-cell>
                <table:table-cell table:style-name="Table41.B2" office:value-type="string">
                  <text:p text:style-name="P23">All arguments</text:p>
                </table:table-cell>
              </table:table-row>
              <table:table-row>
                <table:table-cell table:style-name="Table41.A9" office:value-type="string">
                  <text:p text:style-name="P75">$+</text:p>
                </table:table-cell>
                <table:table-cell table:style-name="Table41.B3" office:value-type="string">
                  <text:p text:style-name="P23">All arguments except for the first argument</text:p>
                </table:table-cell>
              </table:table-row>
              <table:table-row>
                <table:table-cell table:style-name="Table41.A8" office:value-type="string">
                  <text:p text:style-name="P75">$NICK</text:p>
                </table:table-cell>
                <table:table-cell table:style-name="Table41.B4" office:value-type="string">
                  <text:p text:style-name="P23">The nickname the client is using</text:p>
                </table:table-cell>
              </table:table-row>
              <table:table-row>
                <table:table-cell table:style-name="Table41.A9" office:value-type="string">
                  <text:p text:style-name="P75">$USERNAME</text:p>
                </table:table-cell>
                <table:table-cell table:style-name="Table41.B5" office:value-type="string">
                  <text:p text:style-name="P23">The username the client is using</text:p>
                </table:table-cell>
              </table:table-row>
              <table:table-row>
                <table:table-cell table:style-name="Table41.A8" office:value-type="string">
                  <text:p text:style-name="P75">$REALNAME</text:p>
                </table:table-cell>
                <table:table-cell table:style-name="Table41.B6" office:value-type="string">
                  <text:p text:style-name="P23">The real name the client is using</text:p>
                </table:table-cell>
              </table:table-row>
              <table:table-row>
                <table:table-cell table:style-name="Table41.A9" office:value-type="string">
                  <text:p text:style-name="P75">$HOSTNAME</text:p>
                </table:table-cell>
                <table:table-cell table:style-name="Table41.B7" office:value-type="string">
                  <text:p text:style-name="P23">The hostname of the server the client is connected to; otherwise, the server and port, delimited by a colon.</text:p>
                </table:table-cell>
              </table:table-row>
              <table:table-row>
                <table:table-cell table:style-name="Table41.A8" office:value-type="string">
                  <text:p text:style-name="P75">$SERVER</text:p>
                </table:table-cell>
                <table:table-cell table:style-name="Table41.B8" office:value-type="string">
                  <text:p text:style-name="P23">The IP address or hostname used to connect to the server the client is connected to</text:p>
                </table:table-cell>
              </table:table-row>
              <table:table-row>
                <table:table-cell table:style-name="Table41.A9" office:value-type="string">
                  <text:p text:style-name="P75">$PORT</text:p>
                </table:table-cell>
                <table:table-cell table:style-name="Table41.B9" office:value-type="string">
                  <text:p text:style-name="P23">The port address on the server used to connect to the server the client is connected to</text:p>
                </table:table-cell>
              </table:table-row>
              <table:table-row>
                <table:table-cell table:style-name="Table41.A10" office:value-type="string">
                  <text:p text:style-name="P75">$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60"/>
            <text:p text:style-name="P63">If a macro using NAME already exists, it will be overwritten with the new macro.</text:p>
            <text:p text:style-name="P61"/>
            <text:p text:style-name="P51"><text:span text:style-name="T170">For example, many IRC clients have included a macro called </text:span><text:span text:style-name="T165">/trout</text:span><text:span text:style-name="T170">, which, when called with a nickname as an argument, sends a CTCP action message to the current chat describing the user “hitting” the </text:span><text:span text:style-name="T179">targeted </text:span><text:span text:style-name="T170">nickname with a trout. To create this macro, you would issue this command:</text:span></text:p>
            <text:p text:style-name="P61"/>
            <text:p text:style-name="P58">/macro trout 1 /me slaps $1 with a trout</text:p>
            <text:p text:style-name="P61"/>
            <text:p text:style-name="P72"><text:span text:style-name="T85">To call this macro (and “slap” your friend Bob with said trout), you could issue the command </text:span><text:span text:style-name="T75">/trout Bob</text:span><text:span text:style-name="T85">, which would send the command </text:span><text:span text:style-name="T75">/me slaps Bob with a trout</text:span><text:span text:style-name="T85">.</text:span></text:p>
          </table:table-cell>
        </table:table-row>
      </table:table>
      <text:p text:style-name="P98"/>
      <text:p text:style-name="P98"/>
      <text:p text:style-name="P98"/>
      <text:p text:style-name="P98"/>
      <table:table table:name="Table46" table:style-name="Table46">
        <table:table-column table:style-name="Table46.A"/>
        <text:soft-page-break/>
        <table:table-row table:style-name="Table46.1">
          <table:table-cell table:style-name="Table46.A1" office:value-type="string">
            <text:p text:style-name="P13">Called from any window</text:p>
          </table:table-cell>
        </table:table-row>
        <table:table-row>
          <table:table-cell table:style-name="Table46.A2" office:value-type="string">
            <text:h text:style-name="P139"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4">Sets the text displayed for the NAMEd macro when the <text:span text:style-name="T165">/help</text:span><text:span text:style-name="T170"> command is used.</text:span></text:p>
          </table:table-cell>
        </table:table-row>
      </table:table>
      <text:p text:style-name="P103"/>
      <table:table table:name="Table48" table:style-name="Table48">
        <table:table-column table:style-name="Table48.A"/>
        <table:table-row table:style-name="Table48.1">
          <table:table-cell table:style-name="Table48.A1" office:value-type="string">
            <text:p text:style-name="P123"><text:span text:style-name="T190">A</text:span><text:span text:style-name="T133">vailable only for scripts</text:span></text:p>
          </table:table-cell>
        </table:table-row>
        <table:table-row>
          <table:table-cell table:style-name="Table48.A2" office:value-type="string">
            <text:h text:style-name="P140"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57">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2">Called from any window</text:p>
          </table:table-cell>
        </table:table-row>
        <table:table-row>
          <table:table-cell table:style-name="Table42.A2" office:value-type="string">
            <text:h text:style-name="P141"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3"><text:span text:style-name="T183">O</text:span>pens the “Preferences” dialog.</text:p>
          </table:table-cell>
        </table:table-row>
      </table:table>
      <text:p text:style-name="P101"/>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30">Displays MESSAGE in the client’s current window. <text:span text:style-name="T183">If </text:span><text:span text:style-name="T168">/print</text:span><text:span text:style-name="T176"> is called from a window, the MESSAGE will be displayed in that window; if </text:span><text:span text:style-name="T168">/print</text:span><text:span text:style-name="T176"> is called by any other method (like via the “Run Script” button, or from the script editor), the MESSAGE will be displayed in the server’s console window.</text:span></text:p>
          </table:table-cell>
        </table:table-row>
      </table:table>
      <text:p text:style-name="P92"/>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4">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92"/>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6">Requests a new list of channels from the server, and stores the new list in an internal cache.</text:p>
          </table:table-cell>
        </table:table-row>
      </table:table>
      <text:p text:style-name="P92"/>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4">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92"/>
      <text:p text:style-name="P92"/>
      <text:p text:style-name="P92"/>
      <text:p text:style-name="P92"/>
      <text:p text:style-name="P92"/>
      <text:p text:style-name="P92"/>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6"><text:span text:style-name="T48">Opens FILENAME, reads its contents into memory, and executes it as a list of commands; </text:span><text:span text:style-name="T49">each additional ARGUMENT, is passed to the script. Any errors found in the script are displayed to the current window. </text:span><text:span text:style-name="T50">ARGUMENTs can be used in the script much like </text:span><text:span text:style-name="T69">/alias</text:span><text:span text:style-name="T78"> </text:span><text:span text:style-name="T79">variables: </text:span><text:span text:style-name="T70">$1</text:span><text:span text:style-name="T79"> is replaced with the first argument, </text:span><text:span text:style-name="T70">$2</text:span><text:span text:style-name="T79"> with the second, and so on. </text:span><text:span text:style-name="T81">To interpolate all ARGUMENTs as a single string, use </text:span><text:span text:style-name="T71">$0</text:span><text:span text:style-name="T81">. </text:span><text:span text:style-name="T79">ARGUMENTs are interpolated into the script before </text:span><text:span text:style-name="T70">/alias</text:span><text:span text:style-name="T79"> variables. </text:span><text:span text:style-name="T80">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2">If a complete path to FILENAME is not provided, the client will look in the scripts directory (in </text:span><text:span text:style-name="T72">settings\scripts</text:span><text:span text:style-name="T82">, or set by the –</text:span><text:span text:style-name="T72">scripts</text:span><text:span text:style-name="T82"> command-line flag) for the file; </text:span><text:span text:style-name="T83">the “</text:span><text:span text:style-name="T73">.erk</text:span><text:span text:style-name="T83">” file extension can be omitted.</text:span></text:p>
          </table:table-cell>
        </table:table-row>
      </table:table>
      <text:p text:style-name="P92"/>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9">Opens the client’s settings dialog.</text:p>
          </table:table-cell>
        </table:table-row>
      </table:table>
      <text:p text:style-name="P92"/>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4">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102"/>
      <table:table table:name="Table34" table:style-name="Table34">
        <table:table-column table:style-name="Table34.A"/>
        <table:table-row table:style-name="Table34.1">
          <table:table-cell table:style-name="Table34.A1" office:value-type="string">
            <text:p text:style-name="P8">Called from any window</text:p>
          </table:table-cell>
        </table:table-row>
        <table:table-row>
          <table:table-cell table:style-name="Table34.A2" office:value-type="string">
            <text:h text:style-name="P142"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8">Loads a style file (created with the “Style Editor”, accessible from the “Preferences” dialog) into the current chat. <text:span text:style-name="T171">If a complete path to FILENAME is not provided, the client will look in the scripts directory (in </text:span><text:span text:style-name="T166">settings\scripts</text:span><text:span text:style-name="T171">, or set by the –</text:span><text:span text:style-name="T166">scripts</text:span><text:span text:style-name="T171"> command-line flag) for the file.</text:span></text:p>
          </table:table-cell>
        </table:table-row>
      </table:table>
      <text:p text:style-name="P113"/>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6">Switches the current displayed channel. If WINDOW NAME is omitted, a list of available channels/private chats is displayed.</text:p>
          </table:table-cell>
        </table:table-row>
      </table:table>
      <text:p text:style-name="P114"/>
      <table:table table:name="Table47" table:style-name="Table47">
        <table:table-column table:style-name="Table47.A"/>
        <table:table-row table:style-name="Table47.1">
          <table:table-cell table:style-name="Table47.A1" office:value-type="string">
            <text:p text:style-name="P14">Called from any window</text:p>
          </table:table-cell>
        </table:table-row>
        <table:table-row>
          <table:table-cell table:style-name="Table47.A2" office:value-type="string">
            <text:h text:style-name="P143"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5">Deletes a macro.</text:p>
          </table:table-cell>
        </table:table-row>
      </table:table>
      <text:p text:style-name="P99"/>
      <table:table table:name="Table26" table:style-name="Table26">
        <table:table-column table:style-name="Table26.A"/>
        <table:table-row table:style-name="Table26.1">
          <table:table-cell table:style-name="Table26.A1" office:value-type="string">
            <text:p text:style-name="P124"><text:span text:style-name="T190">A</text:span><text:span text:style-name="T133">vailable only for scripts</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1">Causes a script to pause for TIME seconds. This command is <text:span text:style-name="T159">only</text:span><text:span text:style-name="T161"> available for use in scripts.</text:span></text:p>
          </table:table-cell>
        </table:table-row>
      </table:table>
      <text:h text:style-name="P131" text:outline-level="2"><text:bookmark-start text:name="__RefHeading___Toc1653_743996399"/><text:soft-page-break/>Macro examples<text:bookmark-end text:name="__RefHeading___Toc1653_743996399"/></text:h>
      <text:p text:style-name="P11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5">Command</text:p>
          </table:table-cell>
          <table:table-cell table:style-name="Table43.B1" office:value-type="string">
            <text:p text:style-name="P68">/<text:span text:style-name="T185">macro hi 1 /msg $WHERE Welcome to $WHERE, $1!</text:span></text:p>
          </table:table-cell>
        </table:table-row>
        <table:table-row>
          <table:table-cell table:style-name="Table43.A1" office:value-type="string">
            <text:p text:style-name="P25">Description</text:p>
          </table:table-cell>
          <table:table-cell table:style-name="Table43.B2" office:value-type="string">
            <text:p text:style-name="P76">Creates a macro to welcome someone to whatever channel you’re in. Pass the nickname of whoever you want to welcome to the channel as the first argument, and it will send a public message to channel welcoming them. For example, if you were in a channel named <text:span text:style-name="T165">#erk</text:span><text:span text:style-name="T170">, and you wanted to welcome a new user named Alice to the channel, you’d execute:</text:span></text:p>
            <text:p text:style-name="P121">/hi Alice</text:p>
            <text:p text:style-name="P76"><text:span text:style-name="T170">Which would send the following public message to </text:span><text:span text:style-name="T165">#erk</text:span><text:span text:style-name="T170">: “Welcome to #erk, Alice!”</text:span></text:p>
          </table:table-cell>
        </table:table-row>
      </table:table>
      <text:p text:style-name="Standard"/>
      <text:p text:style-name="P112"><text:span text:style-name="T152">Trout</text:span><text:span text:style-name="T187"> macro</text:span></text:p>
      <table:table table:name="Table44" table:style-name="Table44">
        <table:table-column table:style-name="Table44.A"/>
        <table:table-column table:style-name="Table44.B"/>
        <table:table-row>
          <table:table-cell table:style-name="Table44.A1" office:value-type="string">
            <text:p text:style-name="P26">Command</text:p>
          </table:table-cell>
          <table:table-cell table:style-name="Table44.B1" office:value-type="string">
            <text:p text:style-name="P77"><text:span text:style-name="T165">/</text:span><text:span text:style-name="T169">macro </text:span><text:span text:style-name="T137">trout</text:span><text:span text:style-name="T169"> 1 /</text:span><text:span text:style-name="T137">me slaps $1 with a trout.</text:span></text:p>
          </table:table-cell>
        </table:table-row>
        <table:table-row>
          <table:table-cell table:style-name="Table44.A1" office:value-type="string">
            <text:p text:style-name="P26">Description</text:p>
          </table:table-cell>
          <table:table-cell table:style-name="Table44.B2" office:value-type="string">
            <text:p text:style-name="P77"><text:span text:style-name="T186">Creates a macro to </text:span><text:span text:style-name="T153">send the old classic message. Pass the nickname of the user you’d like to slap, and it will send a CTCP action message to the current channel or private chat. For example, to slap a user named Bob:</text:span></text:p>
            <text:p text:style-name="P122">/trout Bob</text:p>
            <text:p text:style-name="P77"><text:span text:style-name="T153">Which would send the following </text:span><text:span text:style-name="T154">CTCP action</text:span><text:span text:style-name="T153"> message to the chat: “[your nickname] slaps Bob with a trout.</text:span></text:p>
          </table:table-cell>
        </table:table-row>
      </table:table>
      <text:p text:style-name="Standard"/>
      <text:p text:style-name="P87">Special attention trout macro</text:p>
      <table:table table:name="Table45" table:style-name="Table45">
        <table:table-column table:style-name="Table45.A"/>
        <table:table-column table:style-name="Table45.B"/>
        <table:table-row>
          <table:table-cell table:style-name="Table45.A1" office:value-type="string">
            <text:p text:style-name="P26">Command</text:p>
          </table:table-cell>
          <table:table-cell table:style-name="Table45.B1" office:value-type="string">
            <text:p text:style-name="P77"><text:span text:style-name="T165">/</text:span><text:span text:style-name="T169">macro </text:span><text:span text:style-name="T137">trouts * /me slaps $1 with a trout, and $+ too</text:span></text:p>
          </table:table-cell>
        </table:table-row>
        <table:table-row>
          <table:table-cell table:style-name="Table45.A1" office:value-type="string">
            <text:p text:style-name="P26">Description</text:p>
          </table:table-cell>
          <table:table-cell table:style-name="Table45.B2" office:value-type="string">
            <text:p text:style-name="P77"><text:span text:style-name="T186">Creates a macro to </text:span><text:span text:style-name="T153">send a new classic message. Pass the nickname of the main target, and a short list of other targets to the macro to send the new CTCP action message. For example, to slap Bob, Alice, and Dave:</text:span></text:p>
            <text:p text:style-name="P122">/trouts Bob Alice and Dave</text:p>
            <text:p text:style-name="P76"><text:span text:style-name="T153">W</text:span><text:span text:style-name="T5">hich would send the following </text:span><text:span text:style-name="T154">CTCP action message to the chat: “[your nickname] slaps Bob with a trout, and Alice and Dave, too”</text:span></text:p>
          </table:table-cell>
        </table:table-row>
      </table:table>
      <text:p text:style-name="P1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7T13:59:32.169446563</dc:date>
    <meta:editing-duration>PT19H11M24S</meta:editing-duration>
    <meta:editing-cycles>87</meta:editing-cycles>
    <meta:generator>LibreOffice/6.4.6.2$Linux_X86_64 LibreOffice_project/40$Build-2</meta:generator>
    <meta:document-statistic meta:table-count="48" meta:image-count="2" meta:object-count="0" meta:page-count="13" meta:paragraph-count="270" meta:word-count="3480" meta:character-count="20337" meta:non-whitespace-character-count="17133"/>
  </office:meta>
</office:document-meta>
</file>